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21a483"/>
    </style:style>
    <style:style style:name="P3" style:family="paragraph" style:parent-style-name="Standard">
      <style:text-properties officeooo:rsid="000ecdc1" officeooo:paragraph-rsid="000ecdc1"/>
    </style:style>
    <style:style style:name="P4" style:family="paragraph" style:parent-style-name="Standard">
      <style:text-properties officeooo:rsid="000ecdc1" officeooo:paragraph-rsid="005ad969"/>
    </style:style>
    <style:style style:name="P5" style:family="paragraph" style:parent-style-name="Standard">
      <style:text-properties officeooo:rsid="000ecdc1" officeooo:paragraph-rsid="005b05d8"/>
    </style:style>
    <style:style style:name="P6" style:family="paragraph" style:parent-style-name="Standard">
      <style:text-properties officeooo:rsid="001e3701" officeooo:paragraph-rsid="004ed542"/>
    </style:style>
    <style:style style:name="P7" style:family="paragraph" style:parent-style-name="Standard">
      <style:text-properties officeooo:rsid="001e3701" officeooo:paragraph-rsid="00540dde"/>
    </style:style>
    <style:style style:name="P8" style:family="paragraph" style:parent-style-name="Standard">
      <style:text-properties officeooo:rsid="001e3701" officeooo:paragraph-rsid="00343bd2"/>
    </style:style>
    <style:style style:name="P9" style:family="paragraph" style:parent-style-name="Standard">
      <style:text-properties officeooo:rsid="001e3701" officeooo:paragraph-rsid="005ad969"/>
    </style:style>
    <style:style style:name="P10" style:family="paragraph" style:parent-style-name="Standard">
      <style:text-properties officeooo:rsid="001e3701" officeooo:paragraph-rsid="005b05d8"/>
    </style:style>
    <style:style style:name="P11" style:family="paragraph" style:parent-style-name="Standard">
      <style:text-properties officeooo:rsid="001e3701" officeooo:paragraph-rsid="005be076"/>
    </style:style>
    <style:style style:name="P12" style:family="paragraph" style:parent-style-name="Standard">
      <style:text-properties officeooo:rsid="001e3701" officeooo:paragraph-rsid="005fcb88"/>
    </style:style>
    <style:style style:name="P13" style:family="paragraph" style:parent-style-name="Standard">
      <style:text-properties officeooo:rsid="001e3701" officeooo:paragraph-rsid="0061b54d"/>
    </style:style>
    <style:style style:name="P14" style:family="paragraph" style:parent-style-name="Standard">
      <style:text-properties officeooo:rsid="001e3701" officeooo:paragraph-rsid="00646f8b"/>
    </style:style>
    <style:style style:name="P15" style:family="paragraph" style:parent-style-name="Standard">
      <style:text-properties officeooo:rsid="001e3701" officeooo:paragraph-rsid="00605efe"/>
    </style:style>
    <style:style style:name="P16" style:family="paragraph" style:parent-style-name="Standard">
      <style:text-properties officeooo:rsid="001e3701" officeooo:paragraph-rsid="0060a7b4"/>
    </style:style>
    <style:style style:name="P17" style:family="paragraph" style:parent-style-name="Standard">
      <style:text-properties officeooo:rsid="001e3701" officeooo:paragraph-rsid="0061b0b4"/>
    </style:style>
    <style:style style:name="P18" style:family="paragraph" style:parent-style-name="Standard">
      <style:text-properties officeooo:rsid="001e3701" officeooo:paragraph-rsid="00632cdf"/>
    </style:style>
    <style:style style:name="P19" style:family="paragraph" style:parent-style-name="Standard">
      <style:text-properties officeooo:rsid="001e3701" officeooo:paragraph-rsid="00589d53"/>
    </style:style>
    <style:style style:name="P20" style:family="paragraph" style:parent-style-name="Standard">
      <style:text-properties officeooo:rsid="001e3701" officeooo:paragraph-rsid="0065416a"/>
    </style:style>
    <style:style style:name="P21" style:family="paragraph" style:parent-style-name="Standard">
      <style:text-properties officeooo:rsid="00214e17" officeooo:paragraph-rsid="00214e17"/>
    </style:style>
    <style:style style:name="P22" style:family="paragraph" style:parent-style-name="Standard">
      <style:text-properties officeooo:paragraph-rsid="00343bd2"/>
    </style:style>
    <style:style style:name="P23" style:family="paragraph" style:parent-style-name="Standard">
      <style:text-properties officeooo:paragraph-rsid="004ed542"/>
    </style:style>
    <style:style style:name="P24" style:family="paragraph" style:parent-style-name="Standard">
      <style:text-properties officeooo:paragraph-rsid="00540dde"/>
    </style:style>
    <style:style style:name="P25" style:family="paragraph" style:parent-style-name="Standard">
      <style:text-properties officeooo:rsid="004ed542" officeooo:paragraph-rsid="003f1502"/>
    </style:style>
    <style:style style:name="P26" style:family="paragraph" style:parent-style-name="Standard">
      <style:text-properties officeooo:rsid="004ed542" officeooo:paragraph-rsid="005be076"/>
    </style:style>
    <style:style style:name="P27" style:family="paragraph" style:parent-style-name="Standard">
      <style:text-properties officeooo:rsid="004ed542" officeooo:paragraph-rsid="005fcb88"/>
    </style:style>
    <style:style style:name="P28" style:family="paragraph" style:parent-style-name="Standard">
      <style:text-properties officeooo:rsid="004ed542" officeooo:paragraph-rsid="00646f8b"/>
    </style:style>
    <style:style style:name="P29" style:family="paragraph" style:parent-style-name="Standard">
      <style:text-properties fo:font-size="16pt" fo:font-weight="bold" officeooo:rsid="0056c995" officeooo:paragraph-rsid="0056c995" style:font-size-asian="16pt" style:font-weight-asian="bold" style:font-size-complex="16pt" style:font-weight-complex="bold"/>
    </style:style>
    <style:style style:name="P30" style:family="paragraph" style:parent-style-name="Standard">
      <style:text-properties officeooo:paragraph-rsid="00589d53"/>
    </style:style>
    <style:style style:name="P31" style:family="paragraph" style:parent-style-name="Standard">
      <style:text-properties officeooo:rsid="004fd754" officeooo:paragraph-rsid="005ad969"/>
    </style:style>
    <style:style style:name="P32" style:family="paragraph" style:parent-style-name="Standard">
      <style:text-properties officeooo:rsid="004fd754" officeooo:paragraph-rsid="005b05d8"/>
    </style:style>
    <style:style style:name="P33" style:family="paragraph" style:parent-style-name="Standard">
      <style:text-properties officeooo:paragraph-rsid="005be076"/>
    </style:style>
    <style:style style:name="P34" style:family="paragraph" style:parent-style-name="Standard">
      <style:text-properties officeooo:paragraph-rsid="005d07af"/>
    </style:style>
    <style:style style:name="P35" style:family="paragraph" style:parent-style-name="Standard">
      <style:text-properties officeooo:paragraph-rsid="005fcb88"/>
    </style:style>
    <style:style style:name="P36" style:family="paragraph" style:parent-style-name="Standard">
      <style:text-properties officeooo:rsid="005fcb88" officeooo:paragraph-rsid="005fcb88"/>
    </style:style>
    <style:style style:name="P37" style:family="paragraph" style:parent-style-name="Standard">
      <style:text-properties officeooo:paragraph-rsid="00605efe"/>
    </style:style>
    <style:style style:name="P38" style:family="paragraph" style:parent-style-name="Standard">
      <style:text-properties officeooo:paragraph-rsid="0060a7b4"/>
    </style:style>
    <style:style style:name="P39" style:family="paragraph" style:parent-style-name="Standard">
      <style:text-properties officeooo:paragraph-rsid="0061b0b4"/>
    </style:style>
    <style:style style:name="P40" style:family="paragraph" style:parent-style-name="Standard">
      <style:text-properties officeooo:paragraph-rsid="0061b54d"/>
    </style:style>
    <style:style style:name="P41" style:family="paragraph" style:parent-style-name="Standard">
      <style:text-properties officeooo:paragraph-rsid="00632cdf"/>
    </style:style>
    <style:style style:name="P42" style:family="paragraph" style:parent-style-name="Standard">
      <style:text-properties officeooo:paragraph-rsid="00646f8b"/>
    </style:style>
    <style:style style:name="P43" style:family="paragraph" style:parent-style-name="Standard">
      <style:text-properties style:font-name="Liberation Sans" fo:font-size="11.8999996185303pt" fo:font-weight="bold" officeooo:rsid="004ed542" officeooo:paragraph-rsid="00646f8b" style:font-name-asian="DejaVu Sans" style:font-size-asian="11.8999996185303pt" style:font-weight-asian="bold" style:font-name-complex="Lohit Hindi" style:font-size-complex="11.8999996185303pt" style:font-weight-complex="bold"/>
    </style:style>
    <style:style style:name="P44" style:family="paragraph" style:parent-style-name="Standard">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45" style:family="paragraph" style:parent-style-name="Standard">
      <style:text-properties officeooo:paragraph-rsid="0065416a"/>
    </style:style>
    <style:style style:name="P46" style:family="paragraph" style:parent-style-name="Standard">
      <style:text-properties style:font-name="Droid Sans Mono" fo:font-size="10pt" officeooo:paragraph-rsid="0065416a" style:font-size-asian="10pt" style:font-size-complex="10pt"/>
    </style:style>
    <style:style style:name="P47" style:family="paragraph" style:parent-style-name="Standard">
      <style:text-properties style:font-name="Droid Sans Mono" fo:font-size="10pt" officeooo:rsid="001e3701" officeooo:paragraph-rsid="00540dde" style:font-size-asian="10pt" style:font-size-complex="10pt"/>
    </style:style>
    <style:style style:name="P48" style:family="paragraph" style:parent-style-name="Standard">
      <style:text-properties style:font-name="Droid Sans Mono" fo:font-size="10pt" officeooo:rsid="001e3701" officeooo:paragraph-rsid="0065416a" style:font-size-asian="10pt" style:font-size-complex="10pt"/>
    </style:style>
    <style:style style:name="P49" style:family="paragraph" style:parent-style-name="Standard">
      <style:text-properties style:font-name="Droid Sans Mono" fo:font-size="10pt" officeooo:rsid="001e3701" officeooo:paragraph-rsid="00655540" style:font-size-asian="10pt" style:font-size-complex="10pt"/>
    </style:style>
    <style:style style:name="P50" style:family="paragraph" style:parent-style-name="Standard">
      <style:text-properties style:font-name="Droid Sans Mono" fo:font-size="10pt" officeooo:rsid="001e3701" officeooo:paragraph-rsid="0065ea6f" style:font-size-asian="10pt" style:font-size-complex="10pt"/>
    </style:style>
    <style:style style:name="P51" style:family="paragraph" style:parent-style-name="Standard">
      <style:text-properties style:font-name="Droid Sans Mono" fo:font-size="10pt" officeooo:paragraph-rsid="00655540" style:font-size-asian="10pt" style:font-size-complex="10pt"/>
    </style:style>
    <style:style style:name="P52" style:family="paragraph" style:parent-style-name="Standard">
      <style:text-properties fo:font-weight="bold" officeooo:paragraph-rsid="0065416a" style:font-weight-asian="bold" style:font-weight-complex="bold"/>
    </style:style>
    <style:style style:name="P53" style:family="paragraph" style:parent-style-name="Standard">
      <style:text-properties fo:font-weight="bold" officeooo:rsid="001e3701" officeooo:paragraph-rsid="0065416a" style:font-weight-asian="bold" style:font-weight-complex="bold"/>
    </style:style>
    <style:style style:name="P54" style:family="paragraph" style:parent-style-name="Standard">
      <style:text-properties officeooo:paragraph-rsid="00655540"/>
    </style:style>
    <style:style style:name="P55" style:family="paragraph" style:parent-style-name="Standard">
      <style:text-properties officeooo:rsid="0067e600" officeooo:paragraph-rsid="0067e600"/>
    </style:style>
    <style:style style:name="P56" style:family="paragraph" style:parent-style-name="Standard">
      <style:paragraph-properties fo:break-before="page"/>
      <style:text-properties officeooo:rsid="00214e17" officeooo:paragraph-rsid="00214e17"/>
    </style:style>
    <style:style style:name="P57" style:family="paragraph" style:parent-style-name="Standard">
      <style:paragraph-properties fo:break-before="page"/>
      <style:text-properties officeooo:rsid="001e3701" officeooo:paragraph-rsid="005fcb88"/>
    </style:style>
    <style:style style:name="P58" style:family="paragraph" style:parent-style-name="Standard">
      <style:paragraph-properties fo:break-before="page"/>
      <style:text-properties officeooo:rsid="001e3701" officeooo:paragraph-rsid="0061b54d"/>
    </style:style>
    <style:style style:name="P59" style:family="paragraph" style:parent-style-name="Text_20_body">
      <style:paragraph-properties fo:break-before="page"/>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60" style:family="paragraph" style:parent-style-name="Contents_20_5">
      <style:paragraph-properties>
        <style:tab-stops>
          <style:tab-stop style:position="15.406cm" style:type="right" style:leader-style="dotted" style:leader-text="."/>
        </style:tab-stops>
      </style:paragraph-properties>
    </style:style>
    <style:style style:name="P61" style:family="paragraph" style:parent-style-name="Heading_20_5">
      <style:text-properties style:font-name="Liberation Sans" fo:font-size="11.8999996185303pt" fo:font-weight="bold" officeooo:rsid="004fd754" officeooo:paragraph-rsid="005ad969" style:font-name-asian="DejaVu Sans" style:font-size-asian="11.8999996185303pt" style:font-weight-asian="bold" style:font-name-complex="Lohit Hindi" style:font-size-complex="11.8999996185303pt" style:font-weight-complex="bold"/>
    </style:style>
    <style:style style:name="P62" style:family="paragraph" style:parent-style-name="Heading_20_5">
      <style:text-properties style:font-name="Liberation Sans" fo:font-size="11.8999996185303pt" fo:font-weight="bold" officeooo:rsid="004fd754" officeooo:paragraph-rsid="005b05d8" style:font-name-asian="DejaVu Sans" style:font-size-asian="11.8999996185303pt" style:font-weight-asian="bold" style:font-name-complex="Lohit Hindi" style:font-size-complex="11.8999996185303pt" style:font-weight-complex="bold"/>
    </style:style>
    <style:style style:name="P63" style:family="paragraph" style:parent-style-name="Heading_20_5">
      <style:text-properties style:font-name="Liberation Sans" fo:font-size="11.8999996185303pt" fo:font-weight="bold" officeooo:rsid="004ed542" officeooo:paragraph-rsid="005be076" style:font-name-asian="DejaVu Sans" style:font-size-asian="11.8999996185303pt" style:font-weight-asian="bold" style:font-name-complex="Lohit Hindi" style:font-size-complex="11.8999996185303pt" style:font-weight-complex="bold"/>
    </style:style>
    <style:style style:name="P64" style:family="paragraph" style:parent-style-name="Heading_20_5">
      <style:text-properties style:font-name="Liberation Sans" fo:font-size="11.8999996185303pt" fo:font-weight="bold" officeooo:rsid="004ed542" officeooo:paragraph-rsid="00646f8b" style:font-name-asian="DejaVu Sans" style:font-size-asian="11.8999996185303pt" style:font-weight-asian="bold" style:font-name-complex="Lohit Hindi" style:font-size-complex="11.8999996185303pt" style:font-weight-complex="bold"/>
    </style:style>
    <style:style style:name="P65" style:family="paragraph" style:parent-style-name="Heading_20_5">
      <style:text-properties style:font-name="Liberation Sans" fo:font-size="11.8999996185303pt" fo:font-weight="bold" officeooo:rsid="004ed542" officeooo:paragraph-rsid="005fcb88" style:font-name-asian="DejaVu Sans" style:font-size-asian="11.8999996185303pt" style:font-weight-asian="bold" style:font-name-complex="Lohit Hindi" style:font-size-complex="11.8999996185303pt" style:font-weight-complex="bold"/>
    </style:style>
    <style:style style:name="P66" style:family="paragraph" style:parent-style-name="Heading_20_5">
      <style:text-properties style:font-name="Liberation Sans" fo:font-size="11.8999996185303pt" fo:font-weight="bold" officeooo:rsid="004ed542" officeooo:paragraph-rsid="0061b54d" style:font-name-asian="DejaVu Sans" style:font-size-asian="11.8999996185303pt" style:font-weight-asian="bold" style:font-name-complex="Lohit Hindi" style:font-size-complex="11.8999996185303pt" style:font-weight-complex="bold"/>
    </style:style>
    <style:style style:name="P67" style:family="paragraph" style:parent-style-name="Heading_20_5">
      <style:text-properties style:font-name="Liberation Sans" fo:font-size="11.8999996185303pt" fo:font-weight="bold" officeooo:rsid="004ed542" officeooo:paragraph-rsid="00343bd2" style:font-name-asian="DejaVu Sans" style:font-size-asian="11.8999996185303pt" style:font-weight-asian="bold" style:font-name-complex="Lohit Hindi" style:font-size-complex="11.8999996185303pt" style:font-weight-complex="bold"/>
    </style:style>
    <style:style style:name="P68" style:family="paragraph" style:parent-style-name="Heading_20_5">
      <style:text-properties style:font-name="Liberation Sans" fo:font-size="11.8999996185303pt" fo:font-weight="bold" officeooo:rsid="004ed542" officeooo:paragraph-rsid="004ed542" style:font-name-asian="DejaVu Sans" style:font-size-asian="11.8999996185303pt" style:font-weight-asian="bold" style:font-name-complex="Lohit Hindi" style:font-size-complex="11.8999996185303pt" style:font-weight-complex="bold"/>
    </style:style>
    <style:style style:name="P69" style:family="paragraph" style:parent-style-name="Heading_20_5">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70" style:family="paragraph" style:parent-style-name="Heading_20_5">
      <style:text-properties style:font-name="Liberation Sans" fo:font-size="11.8999996185303pt" fo:font-weight="bold" officeooo:rsid="004ed542" officeooo:paragraph-rsid="0065416a" style:font-name-asian="DejaVu Sans" style:font-size-asian="11.8999996185303pt" style:font-weight-asian="bold" style:font-name-complex="Lohit Hindi" style:font-size-complex="11.8999996185303pt" style:font-weight-complex="bold"/>
    </style:style>
    <style:style style:name="P71" style:family="paragraph" style:parent-style-name="Heading_20_5">
      <style:text-properties style:font-name="Liberation Sans" fo:font-size="11.8999996185303pt" fo:font-weight="bold" officeooo:rsid="004ed542" officeooo:paragraph-rsid="006ae9b3" style:font-name-asian="DejaVu Sans" style:font-size-asian="11.8999996185303pt" style:font-weight-asian="bold" style:font-name-complex="Lohit Hindi" style:font-size-complex="11.8999996185303pt" style:font-weight-complex="bold"/>
    </style:style>
    <style:style style:name="P72" style:family="paragraph" style:parent-style-name="Heading_20_5">
      <style:text-properties style:font-name="Liberation Sans" fo:font-size="11.8999996185303pt" fo:font-weight="bold" officeooo:rsid="004ed542" officeooo:paragraph-rsid="006c23b1" style:font-name-asian="DejaVu Sans" style:font-size-asian="11.8999996185303pt" style:font-weight-asian="bold" style:font-name-complex="Lohit Hindi" style:font-size-complex="11.8999996185303pt" style:font-weight-complex="bold"/>
    </style:style>
    <style:style style:name="P73" style:family="paragraph" style:parent-style-name="Heading_20_5">
      <style:text-properties officeooo:paragraph-rsid="005be076"/>
    </style:style>
    <style:style style:name="P74" style:family="paragraph" style:parent-style-name="Heading_20_5">
      <style:text-properties officeooo:paragraph-rsid="00540dde"/>
    </style:style>
    <style:style style:name="P75" style:family="paragraph" style:parent-style-name="Heading_20_5">
      <style:text-properties style:font-name="Liberation Serif" fo:font-size="11.8999996185303pt" fo:font-weight="normal" officeooo:rsid="0069cd5a" officeooo:paragraph-rsid="0069cd5a" style:font-name-asian="DejaVu Sans" style:font-size-asian="11.8999996185303pt" style:font-weight-asian="normal" style:font-name-complex="Lohit Hindi" style:font-size-complex="11.8999996185303pt" style:font-weight-complex="normal"/>
    </style:style>
    <style:style style:name="P76" style:family="paragraph" style:parent-style-name="Heading_20_5">
      <style:paragraph-properties fo:break-before="page"/>
      <style:text-properties style:font-name="Liberation Sans" fo:font-size="11.8999996185303pt" fo:font-weight="bold" officeooo:rsid="004fd754" officeooo:paragraph-rsid="0021a483" style:font-name-asian="DejaVu Sans" style:font-size-asian="11.8999996185303pt" style:font-weight-asian="bold" style:font-name-complex="Lohit Hindi" style:font-size-complex="11.8999996185303pt" style:font-weight-complex="bold"/>
    </style:style>
    <style:style style:name="P77" style:family="paragraph" style:parent-style-name="Preformatted_20_Text">
      <style:text-properties style:font-name="Liberation Serif" fo:font-size="12pt" fo:font-weight="normal" officeooo:rsid="0067e600" officeooo:paragraph-rsid="006ae9b3" style:font-name-asian="DejaVu Sans" style:font-size-asian="12pt" style:font-weight-asian="normal" style:font-name-complex="Lohit Hindi" style:font-size-complex="12pt" style:font-weight-complex="normal"/>
    </style:style>
    <style:style style:name="P78" style:family="paragraph" style:parent-style-name="Preformatted_20_Text">
      <style:text-properties style:font-name="Liberation Serif" fo:font-size="12pt" fo:font-weight="normal" officeooo:rsid="0067e600" officeooo:paragraph-rsid="006bdc3d" style:font-name-asian="DejaVu Sans" style:font-size-asian="12pt" style:font-weight-asian="normal" style:font-name-complex="Lohit Hindi" style:font-size-complex="12pt" style:font-weight-complex="normal"/>
    </style:style>
    <style:style style:name="P79" style:family="paragraph" style:parent-style-name="Preformatted_20_Text" style:list-style-name="L2">
      <style:text-properties style:font-name="Liberation Serif" fo:font-size="12pt" fo:font-weight="normal" officeooo:rsid="0067e600" officeooo:paragraph-rsid="006c23b1" style:font-name-asian="DejaVu Sans" style:font-size-asian="12pt" style:font-weight-asian="normal" style:font-name-complex="Lohit Hindi" style:font-size-complex="12pt" style:font-weight-complex="normal"/>
    </style:style>
    <style:style style:name="P80" style:family="paragraph" style:parent-style-name="Standard" style:list-style-name="L1">
      <style:text-properties officeooo:paragraph-rsid="0061b0b4"/>
    </style:style>
    <style:style style:name="P81" style:family="paragraph" style:parent-style-name="Standard">
      <style:text-properties officeooo:rsid="0067e600" officeooo:paragraph-rsid="0067e600"/>
    </style:style>
    <style:style style:name="P82" style:family="paragraph" style:parent-style-name="Standard">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83" style:family="paragraph" style:parent-style-name="Standard">
      <style:text-properties style:font-name="Liberation Serif" fo:font-size="12pt" fo:font-weight="normal" officeooo:paragraph-rsid="006ae9b3"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paragraph-rsid="006c23b1"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067e600" officeooo:paragraph-rsid="006ae9b3" style:font-name-asian="DejaVu Sans" style:font-size-asian="12pt" style:font-weight-asian="normal" style:font-name-complex="Lohit Hindi" style:font-size-complex="12pt" style:font-weight-complex="normal"/>
    </style:style>
    <style:style style:name="P86" style:family="paragraph" style:parent-style-name="Standard">
      <style:text-properties style:font-name="Droid Sans Mono" fo:font-size="10pt" officeooo:rsid="001e3701" officeooo:paragraph-rsid="006e0778" style:font-size-asian="10pt" style:font-size-complex="10pt"/>
    </style:style>
    <style:style style:name="P87" style:family="paragraph" style:parent-style-name="Standard">
      <style:paragraph-properties fo:break-before="page"/>
      <style:text-properties style:font-name="Liberation Serif" fo:font-size="12pt" fo:font-weight="normal" officeooo:rsid="0067e600" officeooo:paragraph-rsid="006ae9b3" style:font-name-asian="DejaVu Sans" style:font-size-asian="12pt" style:font-weight-asian="normal" style:font-name-complex="Lohit Hindi" style:font-size-complex="12pt" style:font-weight-complex="normal"/>
    </style:style>
    <style:style style:name="P88" style:family="paragraph" style:parent-style-name="Text_20_body">
      <style:text-properties style:font-name="Liberation Serif" fo:font-size="11.8999996185303pt" fo:font-weight="normal" officeooo:rsid="0069cd5a" officeooo:paragraph-rsid="0069cd5a" style:font-name-asian="DejaVu Sans" style:font-size-asian="11.8999996185303pt" style:font-weight-asian="normal" style:font-name-complex="Lohit Hindi" style:font-size-complex="11.8999996185303pt" style:font-weight-complex="normal"/>
    </style:style>
    <style:style style:name="P89" style:family="paragraph" style:parent-style-name="Text_20_body">
      <style:text-properties style:font-name="Liberation Serif" fo:font-size="11.8999996185303pt" fo:font-weight="bold" officeooo:rsid="0069cd5a" officeooo:paragraph-rsid="0069cd5a" style:font-name-asian="DejaVu Sans" style:font-size-asian="11.8999996185303pt" style:font-weight-asian="bold" style:font-name-complex="Lohit Hindi" style:font-size-complex="11.8999996185303pt" style:font-weight-complex="bold"/>
    </style:style>
    <style:style style:name="T1" style:family="text">
      <style:text-properties officeooo:rsid="00273521"/>
    </style:style>
    <style:style style:name="T2" style:family="text">
      <style:text-properties officeooo:rsid="0056c995"/>
    </style:style>
    <style:style style:name="T3" style:family="text">
      <style:text-properties officeooo:rsid="001e3701"/>
    </style:style>
    <style:style style:name="T4" style:family="text">
      <style:text-properties officeooo:rsid="004ed542"/>
    </style:style>
    <style:style style:name="T5" style:family="text">
      <style:text-properties officeooo:rsid="00589d53"/>
    </style:style>
    <style:style style:name="T6" style:family="text">
      <style:text-properties officeooo:rsid="005a499d"/>
    </style:style>
    <style:style style:name="T7" style:family="text">
      <style:text-properties style:font-name="Liberation Sans" fo:font-size="11.8999996185303pt" fo:font-weight="bold" officeooo:rsid="004ed542" style:font-name-asian="DejaVu Sans" style:font-size-asian="11.8999996185303pt" style:font-weight-asian="bold" style:font-name-complex="Lohit Hindi" style:font-size-complex="11.8999996185303pt" style:font-weight-complex="bold"/>
    </style:style>
    <style:style style:name="T8" style:family="text">
      <style:text-properties style:font-name="Liberation Sans" fo:font-size="11.8999996185303pt" fo:font-weight="bold" officeooo:rsid="005a499d" style:font-name-asian="DejaVu Sans" style:font-size-asian="11.8999996185303pt" style:font-weight-asian="bold" style:font-name-complex="Lohit Hindi" style:font-size-complex="11.8999996185303pt" style:font-weight-complex="bold"/>
    </style:style>
    <style:style style:name="T9" style:family="text">
      <style:text-properties style:font-name="Liberation Sans" fo:font-size="11.8999996185303pt" fo:font-weight="bold" officeooo:rsid="00655540" style:font-name-asian="DejaVu Sans" style:font-size-asian="11.8999996185303pt" style:font-weight-asian="bold" style:font-name-complex="Lohit Hindi" style:font-size-complex="11.8999996185303pt" style:font-weight-complex="bold"/>
    </style:style>
    <style:style style:name="T10" style:family="text">
      <style:text-properties style:font-name="Liberation Sans" fo:font-size="11.8999996185303pt" fo:font-weight="bold" officeooo:rsid="006ae9b3" style:font-name-asian="DejaVu Sans" style:font-size-asian="11.8999996185303pt" style:font-weight-asian="bold" style:font-name-complex="Lohit Hindi" style:font-size-complex="11.8999996185303pt" style:font-weight-complex="bold"/>
    </style:style>
    <style:style style:name="T11" style:family="text">
      <style:text-properties fo:font-weight="bold" style:font-weight-asian="bold" style:font-weight-complex="bold"/>
    </style:style>
    <style:style style:name="T12" style:family="text">
      <style:text-properties fo:font-weight="bold" officeooo:rsid="001e3701" style:font-weight-asian="bold" style:font-weight-complex="bold"/>
    </style:style>
    <style:style style:name="T13" style:family="text">
      <style:text-properties fo:font-weight="bold" officeooo:rsid="00632cdf" style:font-weight-asian="bold" style:font-weight-complex="bold"/>
    </style:style>
    <style:style style:name="T14" style:family="text">
      <style:text-properties officeooo:rsid="005b05d8"/>
    </style:style>
    <style:style style:name="T15" style:family="text">
      <style:text-properties officeooo:rsid="005be076"/>
    </style:style>
    <style:style style:name="T16" style:family="text">
      <style:text-properties officeooo:rsid="005f0bf6"/>
    </style:style>
    <style:style style:name="T17" style:family="text">
      <style:text-properties officeooo:rsid="0061b54d"/>
    </style:style>
    <style:style style:name="T18" style:family="text">
      <style:text-properties officeooo:rsid="00632cdf"/>
    </style:style>
    <style:style style:name="T19" style:family="text">
      <style:text-properties officeooo:rsid="00646f8b"/>
    </style:style>
    <style:style style:name="T20" style:family="text">
      <style:text-properties officeooo:rsid="0065416a"/>
    </style:style>
    <style:style style:name="T21" style:family="text">
      <style:text-properties style:font-name="Droid Sans Mono" fo:font-size="10pt" officeooo:rsid="001e3701" style:font-size-asian="10pt" style:font-size-complex="10pt"/>
    </style:style>
    <style:style style:name="T22" style:family="text">
      <style:text-properties officeooo:rsid="0067e600"/>
    </style:style>
    <style:style style:name="T23" style:family="text">
      <style:text-properties officeooo:rsid="006ae9b3"/>
    </style:style>
    <style:style style:name="T24" style:family="text">
      <style:text-properties fo:font-size="10pt" style:font-size-asian="10pt" style:font-size-complex="10pt"/>
    </style:style>
    <style:style style:name="T25" style:family="text">
      <style:text-properties fo:font-size="10pt" officeooo:rsid="006ae9b3" style:font-size-asian="10pt" style:font-size-complex="10pt"/>
    </style:style>
    <style:style style:name="T26" style:family="text">
      <style:text-properties fo:font-size="10pt" officeooo:rsid="006bdc3d" style:font-size-asian="10pt" style:font-size-complex="10pt"/>
    </style:style>
    <style:style style:name="T27" style:family="text">
      <style:text-properties fo:font-size="10pt" officeooo:rsid="006c23b1" style:font-size-asian="10pt" style:font-size-complex="10pt"/>
    </style:style>
    <style:style style:name="T28" style:family="text">
      <style:text-properties style:font-name="Liberation Serif" fo:font-size="12pt" fo:font-weight="normal" officeooo:rsid="0067e600" style:font-name-asian="DejaVu Sans" style:font-size-asian="12pt" style:font-weight-asian="normal" style:font-name-complex="Lohit Hindi" style:font-size-complex="12pt" style:font-weight-complex="normal"/>
    </style:style>
    <style:style style:name="T29" style:family="text">
      <style:text-properties style:font-name="Liberation Serif" fo:font-size="10pt" officeooo:rsid="006c23b1" style:font-size-asian="10pt" style:font-size-complex="10pt"/>
    </style:style>
    <style:style style:name="T30" style:family="text">
      <style:text-properties style:font-name="Liberation Serif" fo:font-size="10pt" officeooo:rsid="006ae9b3" style:font-size-asian="10pt" style:font-size-complex="10pt"/>
    </style:style>
    <style:style style:name="T31" style:family="text">
      <style:text-properties style:font-name="Liberation Serif" officeooo:rsid="006c23b1"/>
    </style:style>
    <style:style style:name="T32" style:family="text">
      <style:text-properties style:font-name="Liberation Serif" officeooo:rsid="006ae9b3"/>
    </style:style>
    <style:style style:name="T33" style:family="text">
      <style:text-properties style:font-name="Liberation Serif" fo:font-weight="bold" officeooo:rsid="006c23b1" style:font-weight-asian="bold" style:font-weight-complex="bold"/>
    </style:style>
    <style:style style:name="T34" style:family="text">
      <style:text-properties style:font-name="Liberation Serif" fo:font-weight="bold" officeooo:rsid="006ae9b3" style:font-weight-asian="bold" style:font-weight-complex="bold"/>
    </style:style>
    <style:style style:name="T35" style:family="text">
      <style:text-properties officeooo:rsid="006c23b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ocker</text:p>
      <text:p text:style-name="P3"/>
      <text:h text:style-name="P61" text:outline-level="5"><text:bookmark-start text:name="__RefHeading___Toc1853_516693368"/>What is Hypervisor?<text:bookmark-end text:name="__RefHeading___Toc1853_516693368"/></text:h>
      <text:p text:style-name="P4"/>
      <text:p text:style-name="P31">A hypervisor is a software that makes virtualization possible. It divides the host system and allocates the resources to each divided virtual environment. You can basically have multiple OS on a single host system. </text:p>
      <text:p text:style-name="P31"/>
      <text:p text:style-name="P31">There are two types of Hypervisors:</text:p>
      <text:p text:style-name="P31"/>
      <text:p text:style-name="P31">Type 1: It’s also called Native Hypervisor or Bare metal Hypervisor. It runs directly on the underlying host system. It has direct access to your host’s system hardware and hence does not require a base server operating system.</text:p>
      <text:p text:style-name="P31"/>
      <text:p text:style-name="P31">Type 2: This kind of hypervisor makes use of the underlying host operating system. It’s also called Hosted Hypervisor.</text:p>
      <text:p text:style-name="P9"/>
      <text:h text:style-name="P61" text:outline-level="5"><text:bookmark-start text:name="__RefHeading___Toc1855_516693368"/>What is virtualization?<text:bookmark-end text:name="__RefHeading___Toc1855_516693368"/></text:h>
      <text:p text:style-name="P4"/>
      <text:p text:style-name="P31">Virtualization is the process of <text:span text:style-name="T11">creating a software-based, virtual version of something</text:span> (compute storage, servers, application, etc.). These virtual versions or environments are created from a single physical hardware system. Virtualization lets you split one system into many different sections which act like separate, distinct individual systems. A software called Hypervisor makes this kind of splitting possible. The virtual environment created by the hypervisor is called Virtual Machine.</text:p>
      <text:p text:style-name="P9"/>
      <text:h text:style-name="P61" text:outline-level="5"><text:bookmark-start text:name="__RefHeading___Toc1857_516693368"/>What is containerization?<text:bookmark-end text:name="__RefHeading___Toc1857_516693368"/></text:h>
      <text:p text:style-name="P4"/>
      <text:p text:style-name="P32"><text:span text:style-name="T14">B</text:span>asically, an application that is being developed and deployed is bundled and wrapped together with all its configuration files and dependencies. This bundle is called a container. Now when you wish to run the application on another system, the container is deployed which will give a bug-free environment as all the dependencies and libraries are wrapped together. Most famous containerization environments are Docker and Kubernetes.</text:p>
      <text:p text:style-name="P32"/>
      <text:h text:style-name="P62" text:outline-level="5"><text:bookmark-start text:name="__RefHeading__327_17760726041"/>Difference between virtualization and containerization<text:bookmark-start text:name="__DdeLink__1502_5166933681"/>?<text:bookmark-end text:name="__RefHeading__327_17760726041"/></text:h>
      <text:p text:style-name="P5"/>
      <text:p text:style-name="P32"><text:span text:style-name="T11">Containers provide an isolated environment for running the application. </text:span>The entire user space is explicitly dedicated to the application. Any changes made inside the container is never reflected on the host or even other containers running on the same host. Containers are an abstraction of the application layer. Each container is a different application.</text:p>
      <text:p text:style-name="P32"/>
      <text:p text:style-name="P32">Whereas in <text:span text:style-name="T11">Virtualization</text:span>, hypervisors <text:span text:style-name="T11">provide an entire virtual machine</text:span> to the guest (including Kernal). Virtual machines <text:span text:style-name="T11">are an abstraction of the hardware layer</text:span>. Each VM is a physical machine.</text:p>
      <text:p text:style-name="P10"><text:bookmark-end text:name="__DdeLink__1502_5166933681"/></text:p>
      <text:h text:style-name="P76" text:outline-level="5"><text:bookmark-start text:name="__DdeLink__1502_516693368"/><text:bookmark-start text:name="__DdeLink__1511_516693368"/><text:bookmark-start text:name="__RefHeading__327_1776072604"/>What is Docker?<text:bookmark-end text:name="__RefHeading__327_1776072604"/></text:h>
      <text:p text:style-name="P2"/>
      <text:p text:style-name="P33">Docker is a <text:span text:style-name="T11">containerization platform </text:span>which <text:span text:style-name="T11">packages your application and all its dependencies together</text:span> in the form of containers so as to ensure that your application works seamlessly in any environment, be it development, test or production.</text:p>
      <text:p text:style-name="P33">Docker containers, wrap a piece of software in a complete filesystem that contains everything needed to run: code, runtime, system tools, system libraries, etc. It wraps basically anything that can be installed on a server. This guarantees that the software will always run the same, regardless of its environment.</text:p>
      <text:p text:style-name="P8"><text:bookmark-end text:name="__DdeLink__1502_516693368"/><text:bookmark-end text:name="__DdeLink__1511_516693368"/></text:p>
      <text:h text:style-name="P73" text:outline-level="5"><text:bookmark-start text:name="__RefHeading___Toc1859_516693368"/><text:span text:style-name="T7">What is Docker </text:span><text:span text:style-name="T8">container</text:span><text:span text:style-name="T7">?</text:span><text:bookmark-start text:name="__DdeLink__199_3514257312161210"/><text:bookmark-end text:name="__RefHeading___Toc1859_516693368"/></text:h>
      <text:p text:style-name="P33"><text:bookmark-end text:name="__DdeLink__199_3514257312161210"/></text:p>
      <text:p text:style-name="P11"><text:span text:style-name="T6">- I</text:span>nclude the application and all of its dependencies.</text:p>
      <text:p text:style-name="P11">- It shares the kernel with other containers, running as isolated processes in user space on the host operating system.</text:p>
      <text:p text:style-name="P11">- Docker containers are not tied to any specific infrastructure: they run on any computer, on any infrastructure, and in any cloud.</text:p>
      <text:p text:style-name="P11">- Docker containers are basically runtime instances of Docker images.</text:p>
      <text:p text:style-name="P11"><text:bookmark-start text:name="__DdeLink__208_3514257312912"/></text:p>
      <text:h text:style-name="P63" text:outline-level="5"><text:bookmark-start text:name="__DdeLink__1494_516693368"/><text:bookmark-start text:name="__RefHeading__331_17760726041712"/>What is Docker image?<text:bookmark-start text:name="__DdeLink__199_35142573121612"/><text:bookmark-end text:name="__RefHeading__331_17760726041712"/></text:h>
      <text:p text:style-name="P33"><text:bookmark-end text:name="__DdeLink__199_35142573121612"/><text:bookmark-end text:name="__DdeLink__208_3514257312912"/></text:p>
      <text:p text:style-name="P33"><text:bookmark-end text:name="__DdeLink__1494_516693368"/>Docker image is the source of Docker container. Docker images are used to create containers. When a user runs a Docker image, an instance of a container is created. These docker images can be deployed to any Docker environment.</text:p>
      <text:p text:style-name="P11"><text:bookmark-start text:name="__DdeLink__208_351425731293"/></text:p>
      <text:h text:style-name="P63" text:outline-level="5"><text:bookmark-start text:name="__RefHeading__331_1776072604172"/>What is Docker Hub?<text:bookmark-start text:name="__DdeLink__199_3514257312162"/><text:bookmark-end text:name="__RefHeading__331_1776072604172"/></text:h>
      <text:p text:style-name="P33"><text:bookmark-end text:name="__DdeLink__199_3514257312162"/><text:bookmark-end text:name="__DdeLink__208_351425731293"/></text:p>
      <text:p text:style-name="P26"><text:span text:style-name="T15">Is a registry for </text:span>docker containers. </text:p>
      <text:p text:style-name="P26"><text:span text:style-name="T15">You </text:span>can pick up images from Docker Hub and use them to create customized images and containers. </text:p>
      <text:p text:style-name="P26"/>
      <text:h text:style-name="P63" text:outline-level="5"><text:bookmark-start text:name="__RefHeading___Toc1861_516693368"/>Explain <text:span text:style-name="T15">the </text:span>Docker Architecture?<text:bookmark-start text:name="__DdeLink__199_3514257312161310"/><text:bookmark-end text:name="__RefHeading___Toc1861_516693368"/></text:h>
      <text:p text:style-name="P33"><text:bookmark-end text:name="__DdeLink__199_3514257312161310"/></text:p>
      <text:p text:style-name="P33"><text:span text:style-name="T3">Docker Architecture consists of a </text:span><text:span text:style-name="T12">Docker Engine</text:span><text:span text:style-name="T3"> which is a client-server application with </text:span><text:span text:style-name="T12">three major components</text:span><text:span text:style-name="T3">:</text:span></text:p>
      <text:p text:style-name="P33"/>
      <text:p text:style-name="P11">- A server which is a type of long-running program called a daemon process (the docker command).</text:p>
      <text:p text:style-name="P11">- A REST API which specifies interfaces that programs can use to talk to the daemon and instruct it what to do.</text:p>
      <text:p text:style-name="P11">- A command line interface (CLI) client (the docker command).</text:p>
      <text:p text:style-name="P33"/>
      <text:p text:style-name="P11">The CLI uses the Docker REST API to control or interact with the Docker daemon through scripting or direct CLI commands. Many other Docker applications use the underlying API and CLI. </text:p>
      <text:p text:style-name="P11"/>
      <text:p text:style-name="P11"><text:bookmark-start text:name="__DdeLink__208_351425731291410"/></text:p>
      <text:h text:style-name="P63" text:outline-level="5"><text:bookmark-start text:name="__RefHeading__331_1776072604171410"/><text:soft-page-break/>What is a Dockerfile?<text:bookmark-start text:name="__DdeLink__199_3514257312161410"/><text:bookmark-end text:name="__RefHeading__331_1776072604171410"/></text:h>
      <text:p text:style-name="P33"><text:bookmark-end text:name="__DdeLink__199_3514257312161410"/><text:bookmark-end text:name="__DdeLink__208_351425731291410"/></text:p>
      <text:p text:style-name="P34"><text:span text:style-name="T3">Docker can build images automatically by reading the instructions from a file called Dockerfile. A Dockerfile is </text:span><text:span text:style-name="T12">a text document that contains all the commands </text:span><text:span text:style-name="T3">a user could call on the command line </text:span><text:span text:style-name="T12">to assemble an image</text:span><text:span text:style-name="T3">. Using docker build, users can create an automated build that executes several command-line instructions in succession.</text:span></text:p>
      <text:p text:style-name="P11"><text:bookmark-start text:name="__DdeLink__208_35142573129158"/></text:p>
      <text:h text:style-name="P63" text:outline-level="5"><text:bookmark-start text:name="__RefHeading__331_177607260417158"/>Tell us something about Docker Compose?<text:bookmark-start text:name="__DdeLink__199_351425731216158"/><text:bookmark-end text:name="__RefHeading__331_177607260417158"/></text:h>
      <text:p text:style-name="P33"><text:bookmark-end text:name="__DdeLink__199_351425731216158"/><text:bookmark-end text:name="__DdeLink__208_35142573129158"/></text:p>
      <text:p text:style-name="P33"><text:span text:style-name="T3">Docker Compose is a </text:span><text:span text:style-name="T16">tool for defining multi-container docker applications. You have a </text:span><text:span text:style-name="T3">YAML file which contains details about the services, networks, and volumes </text:span><text:span text:style-name="T16">Y</text:span><text:span text:style-name="T3">ou can use Docker Compose to create separate containers, host them and get them to communicate with each other. </text:span></text:p>
      <text:p text:style-name="P11"><text:bookmark-start text:name="__DdeLink__208_35142573129161"/></text:p>
      <text:h text:style-name="P63" text:outline-level="5"><text:bookmark-start text:name="__RefHeading__331_177607260417161"/>What is Docker Swarm?<text:bookmark-start text:name="__DdeLink__199_351425731216161"/><text:bookmark-end text:name="__RefHeading__331_177607260417161"/></text:h>
      <text:p text:style-name="P33"><text:bookmark-end text:name="__DdeLink__199_351425731216161"/><text:bookmark-end text:name="__DdeLink__208_35142573129161"/></text:p>
      <text:p text:style-name="P11">Docker Swarm is native clustering for Docker. It turns a pool of Docker hosts into a single, virtual Docker host. </text:p>
      <text:p text:style-name="P11"><text:bookmark-start text:name="__DdeLink__208_35142573129171"/></text:p>
      <text:h text:style-name="P63" text:outline-level="5"><text:bookmark-start text:name="__RefHeading__331_177607260417171"/>What is a Docker Namespace?<text:bookmark-start text:name="__DdeLink__199_351425731216171"/><text:bookmark-end text:name="__RefHeading__331_177607260417171"/></text:h>
      <text:p text:style-name="P33"><text:bookmark-end text:name="__DdeLink__199_351425731216171"/><text:bookmark-end text:name="__DdeLink__208_35142573129171"/></text:p>
      <text:p text:style-name="P11">A namespace is one of the Linux features and an important concept of containers. Namespace adds a layer of isolation in containers. Docker provides various namespaces in order to stay portable and not affect the underlying host system. Few namespace types supported by Docker – PID, Mount, IPC, User, Network.</text:p>
      <text:p text:style-name="P33"><text:bookmark-start text:name="__DdeLink__208_35142573129181"/></text:p>
      <text:h text:style-name="P63" text:outline-level="5"><text:bookmark-start text:name="__RefHeading__331_177607260417181"/>What is the lifecycle of a Docker Container?<text:bookmark-start text:name="__DdeLink__199_351425731216181"/><text:bookmark-end text:name="__RefHeading__331_177607260417181"/></text:h>
      <text:p text:style-name="P33"><text:bookmark-end text:name="__DdeLink__199_351425731216181"/><text:bookmark-end text:name="__DdeLink__208_35142573129181"/></text:p>
      <text:p text:style-name="P12">- Create a container</text:p>
      <text:p text:style-name="P12">- Run the container</text:p>
      <text:p text:style-name="P12">- Pause the container(optional)</text:p>
      <text:p text:style-name="P12">- Un-pause the container(optional)</text:p>
      <text:p text:style-name="P12">- Start the container</text:p>
      <text:p text:style-name="P12">- Stop the container</text:p>
      <text:p text:style-name="P12">- Restart the container</text:p>
      <text:p text:style-name="P12">- Kill the container</text:p>
      <text:p text:style-name="P12">- Destroy the container </text:p>
      <text:p text:style-name="P11"><text:bookmark-start text:name="__DdeLink__208_35142573129191"/></text:p>
      <text:h text:style-name="P63" text:outline-level="5"><text:bookmark-start text:name="__RefHeading__331_177607260417191"/>What is Docker Machine?<text:bookmark-start text:name="__DdeLink__199_351425731216191"/><text:bookmark-end text:name="__RefHeading__331_177607260417191"/></text:h>
      <text:p text:style-name="P33"><text:bookmark-end text:name="__DdeLink__199_351425731216191"/><text:bookmark-end text:name="__DdeLink__208_35142573129191"/></text:p>
      <text:p text:style-name="P33">Docker Machine is a tool that lets you install Docker Engine on virtual hosts, and manage the hosts with “<text:span text:style-name="Source_20_Text">docker-machine”</text:span> commands. <text:span text:style-name="T3"><text:s/></text:span></text:p>
      <text:p text:style-name="P11">Docker Machine enables you to provision multiple remote Docker hosts on various flavors of Linux.</text:p>
      <text:p text:style-name="P11"/>
      <text:p text:style-name="P28"><text:bookmark-start text:name="__DdeLink__208_351425731294"/><text:bookmark-start text:name="__DdeLink__883_21897220701"/><text:bookmark-start text:name="__DdeLink__1533_5166933681"/></text:p>
      <text:h text:style-name="P64" text:outline-level="5"><text:bookmark-start text:name="__RefHeading__331_1776072604173"/><text:soft-page-break/>What are the advantages of using Docker container?<text:bookmark-start text:name="__DdeLink__199_3514257312163"/><text:bookmark-end text:name="__RefHeading__331_1776072604173"/></text:h>
      <text:p text:style-name="P42"><text:bookmark-end text:name="__DdeLink__199_3514257312163"/><text:bookmark-end text:name="__DdeLink__208_351425731294"/></text:p>
      <text:p text:style-name="P28">- Offers an efficient and easy initial set up</text:p>
      <text:p text:style-name="P28">- Allows you to describe your application lifecycle in detail</text:p>
      <text:p text:style-name="P28">- Simple configuration<text:bookmark-end text:name="__DdeLink__1533_5166933681"/> and interacts with Docker Compose.</text:p>
      <text:p text:style-name="P28">- Documentation provides every bit of information.<text:bookmark-end text:name="__DdeLink__883_21897220701"/></text:p>
      <text:p text:style-name="P14"><text:bookmark-start text:name="__DdeLink__208_35142573129160"/></text:p>
      <text:h text:style-name="P64" text:outline-level="5"><text:bookmark-start text:name="__RefHeading__331_177607260417160"/>What are the important features of Docker?<text:bookmark-start text:name="__DdeLink__199_351425731216160"/><text:bookmark-end text:name="__RefHeading__331_177607260417160"/></text:h>
      <text:p text:style-name="P42"><text:bookmark-end text:name="__DdeLink__199_351425731216160"/><text:bookmark-end text:name="__DdeLink__208_35142573129160"/></text:p>
      <text:p text:style-name="P14">- Easy Modeling</text:p>
      <text:p text:style-name="P14">- Version control</text:p>
      <text:p text:style-name="P14">- Placement/Affinity</text:p>
      <text:p text:style-name="P14">- Application Agility</text:p>
      <text:p text:style-name="P14">- Developer Productivity</text:p>
      <text:p text:style-name="P14">- Operational Efficiencies </text:p>
      <text:p text:style-name="P14"><text:bookmark-start text:name="__DdeLink__208_351425731291110"/></text:p>
      <text:h text:style-name="P64" text:outline-level="5"><text:bookmark-start text:name="__RefHeading__331_1776072604171110"/>What are the main drawbacks of Docker?<text:bookmark-start text:name="__DdeLink__199_3514257312161110"/><text:bookmark-end text:name="__RefHeading__331_1776072604171110"/></text:h>
      <text:p text:style-name="P42"><text:bookmark-end text:name="__DdeLink__199_3514257312161110"/><text:bookmark-end text:name="__DdeLink__208_351425731291110"/></text:p>
      <text:p text:style-name="P14">- Doesn't provide a storage option</text:p>
      <text:p text:style-name="P14">- Offer a poor monitoring option.</text:p>
      <text:p text:style-name="P14">- No automatic rescheduling of inactive Nodes</text:p>
      <text:p text:style-name="P14">- Complicated automatic horizontal scaling set up</text:p>
      <text:p text:style-name="P42">- <text:span text:style-name="T5">Debugging may be difficult</text:span></text:p>
      <text:p text:style-name="P43"><text:bookmark-start text:name="__DdeLink__208_351425731291101"/></text:p>
      <text:h text:style-name="P63" text:outline-level="5"><text:bookmark-start text:name="__RefHeading__331_1776072604171101"/>How to check for Docker Client and Docker Server version?<text:bookmark-start text:name="__DdeLink__199_3514257312161101"/><text:bookmark-end text:name="__RefHeading__331_1776072604171101"/></text:h>
      <text:p text:style-name="P33"><text:bookmark-end text:name="__DdeLink__199_3514257312161101"/><text:bookmark-end text:name="__DdeLink__208_351425731291101"/></text:p>
      <text:p text:style-name="P36">$ docker version</text:p>
      <text:p text:style-name="P11"><text:bookmark-start text:name="__DdeLink__208_351425731291111"/></text:p>
      <text:h text:style-name="P63" text:outline-level="5"><text:bookmark-start text:name="__RefHeading__331_1776072604171111"/>How do you get the number of containers running, paused and stopped?<text:bookmark-start text:name="__DdeLink__199_3514257312161111"/><text:bookmark-end text:name="__RefHeading__331_1776072604171111"/></text:h>
      <text:p text:style-name="P33"><text:bookmark-end text:name="__DdeLink__199_3514257312161111"/><text:bookmark-end text:name="__DdeLink__208_351425731291111"/></text:p>
      <text:p text:style-name="P36">$ docker info</text:p>
      <text:p text:style-name="P11"><text:bookmark-start text:name="__DdeLink__208_351425731291121"/></text:p>
      <text:h text:style-name="P63" text:outline-level="5"><text:bookmark-start text:name="__RefHeading__331_1776072604171121"/>If you vaguely remember the command and you’d like to confirm it, how will you get help on that particular command?<text:bookmark-start text:name="__DdeLink__199_3514257312161121"/><text:bookmark-end text:name="__RefHeading__331_1776072604171121"/></text:h>
      <text:p text:style-name="P33"><text:bookmark-end text:name="__DdeLink__199_3514257312161121"/><text:bookmark-end text:name="__DdeLink__208_351425731291121"/></text:p>
      <text:p text:style-name="P26">$ docker --help</text:p>
      <text:p text:style-name="P26">$ docker &lt;command&gt; --help</text:p>
      <text:p text:style-name="P26"/>
      <text:h text:style-name="P65" text:outline-level="5"><text:bookmark-start text:name="__RefHeading___Toc1863_516693368"/>How to login into docker repository<text:bookmark-start text:name="__DdeLink__1566_5166933681"/>?<text:bookmark-start text:name="__DdeLink__199_3514257312161311"/><text:bookmark-end text:name="__RefHeading___Toc1863_516693368"/></text:h>
      <text:p text:style-name="P35"><text:bookmark-end text:name="__DdeLink__199_3514257312161311"/></text:p>
      <text:p text:style-name="P12">$ docker login </text:p>
      <text:p text:style-name="P12"><text:bookmark-start text:name="__DdeLink__208_351425731291411"/></text:p>
      <text:h text:style-name="P65" text:outline-level="5"><text:bookmark-start text:name="__RefHeading__331_1776072604171411"/><text:soft-page-break/>If you wish to use a base image and make modifications or personalize it, how do you do that?<text:bookmark-start text:name="__DdeLink__199_3514257312161411"/><text:bookmark-end text:name="__RefHeading__331_1776072604171411"/></text:h>
      <text:p text:style-name="P35"><text:bookmark-end text:name="__DdeLink__199_3514257312161411"/><text:bookmark-end text:name="__DdeLink__208_351425731291411"/></text:p>
      <text:p text:style-name="P12">$ docker pull &lt;image_name&gt; </text:p>
      <text:p text:style-name="P12"><text:bookmark-start text:name="__DdeLink__208_35142573129159"/></text:p>
      <text:h text:style-name="P65" text:outline-level="5"><text:bookmark-start text:name="__RefHeading__331_177607260417159"/>How do you create a docker container from an image?<text:bookmark-start text:name="__DdeLink__199_351425731216159"/><text:bookmark-end text:name="__RefHeading__331_177607260417159"/></text:h>
      <text:p text:style-name="P35"><text:bookmark-end text:name="__DdeLink__199_351425731216159"/><text:bookmark-end text:name="__DdeLink__208_35142573129159"/></text:p>
      <text:p text:style-name="P15">$ docker run -it -d &lt;image_name&gt;</text:p>
      <text:p text:style-name="P37"/>
      <text:p text:style-name="P15">-d means the container needs to start in the detached mode</text:p>
      <text:p text:style-name="P12"><text:bookmark-start text:name="__DdeLink__208_35142573129162"/></text:p>
      <text:h text:style-name="P65" text:outline-level="5"><text:bookmark-start text:name="__RefHeading__331_177607260417162"/>How do you list <text:span text:style-name="T17">and check the status of</text:span> all the running containers?<text:bookmark-start text:name="__DdeLink__199_351425731216162"/><text:bookmark-end text:name="__RefHeading__331_177607260417162"/></text:h>
      <text:p text:style-name="P35"><text:bookmark-end text:name="__DdeLink__199_351425731216162"/><text:bookmark-end text:name="__DdeLink__208_35142573129162"/></text:p>
      <text:p text:style-name="P35"><text:bookmark-start text:name="__DdeLink__1816_516693368"/><text:span text:style-name="T3">$ docker ps <text:s text:c="19"/></text:span><text:span text:style-name="T17"># list running containers</text:span></text:p>
      <text:p text:style-name="P40"><text:span text:style-name="T3">$ docker ps -</text:span><text:span text:style-name="T17">a <text:s text:c="15"/># list all containers</text:span></text:p>
      <text:p text:style-name="P40"><text:bookmark-end text:name="__DdeLink__1816_516693368"/></text:p>
      <text:p text:style-name="P12"><text:bookmark-start text:name="__DdeLink__208_35142573129172"/></text:p>
      <text:h text:style-name="P65" text:outline-level="5"><text:bookmark-start text:name="__RefHeading___Toc1865_516693368"/>Suppose you have 3 containers running and out of these, you wish to access one of them. How do you access a running container?<text:bookmark-start text:name="__DdeLink__199_351425731216172"/><text:bookmark-end text:name="__RefHeading___Toc1865_516693368"/></text:h>
      <text:p text:style-name="P35"><text:bookmark-end text:name="__DdeLink__199_351425731216172"/><text:bookmark-end text:name="__DdeLink__208_35142573129172"/></text:p>
      <text:p text:style-name="P12">$ docker exec -it &lt;container_id&gt; bash </text:p>
      <text:p text:style-name="P12"/>
      <text:h text:style-name="P65" text:outline-level="5"><text:bookmark-start text:name="__DdeLink__208_35142573129182"/><text:bookmark-start text:name="__RefHeading__331_177607260417182"/>How to start, stop and kill a container?<text:bookmark-start text:name="__DdeLink__199_351425731216182"/><text:bookmark-end text:name="__RefHeading__331_177607260417182"/></text:h>
      <text:p text:style-name="P35"><text:bookmark-end text:name="__DdeLink__199_351425731216182"/><text:bookmark-end text:name="__DdeLink__208_35142573129182"/></text:p>
      <text:p text:style-name="P12">$ docker start &lt;container_id&gt; </text:p>
      <text:p text:style-name="P12">$ docker stop &lt;container_id&gt;</text:p>
      <text:p text:style-name="P12">$ docker kill &lt;container_id&gt;</text:p>
      <text:p text:style-name="P12"><text:bookmark-start text:name="__DdeLink__208_35142573129192"/></text:p>
      <text:h text:style-name="P65" text:outline-level="5"><text:bookmark-start text:name="__RefHeading__331_177607260417192"/>Can you use a container, edit it, and update it? Also, how do you make it a new and store it on the local system?<text:bookmark-start text:name="__DdeLink__199_351425731216192"/><text:bookmark-end text:name="__RefHeading__331_177607260417192"/></text:h>
      <text:p text:style-name="P35"><text:bookmark-end text:name="__DdeLink__199_351425731216192"/><text:bookmark-end text:name="__DdeLink__208_35142573129192"/></text:p>
      <text:p text:style-name="P15">Of course, you can use a container, edit it and update it. This sounds complicated but its actually just one command.</text:p>
      <text:p text:style-name="P37"/>
      <text:p text:style-name="P15">$ docker commit &lt;conatainer_id&gt; &lt;username/imagename&gt; </text:p>
      <text:p text:style-name="P12"><text:bookmark-start text:name="__DdeLink__208_351425731291102"/></text:p>
      <text:h text:style-name="P65" text:outline-level="5"><text:bookmark-start text:name="__RefHeading__331_1776072604171102"/>Once you’ve worked with an image, how do you push it to docker hub??<text:bookmark-start text:name="__DdeLink__199_3514257312161102"/><text:bookmark-end text:name="__RefHeading__331_1776072604171102"/></text:h>
      <text:p text:style-name="P35"><text:bookmark-end text:name="__DdeLink__199_3514257312161102"/><text:bookmark-end text:name="__DdeLink__208_351425731291102"/></text:p>
      <text:p text:style-name="P12">$ docker push &lt;username/image name&gt; </text:p>
      <text:p text:style-name="P12"><text:bookmark-start text:name="__DdeLink__208_351425731291112"/></text:p>
      <text:h text:style-name="P65" text:outline-level="5"><text:bookmark-start text:name="__RefHeading__331_1776072604171112"/>How to delete a stopped container?<text:bookmark-start text:name="__DdeLink__199_3514257312161112"/><text:bookmark-end text:name="__RefHeading__331_1776072604171112"/></text:h>
      <text:p text:style-name="P35"><text:bookmark-end text:name="__DdeLink__199_3514257312161112"/><text:bookmark-end text:name="__DdeLink__208_351425731291112"/></text:p>
      <text:p text:style-name="P12">$ docker rm &lt;container_id&gt; </text:p>
      <text:p text:style-name="P12"><text:bookmark-start text:name="__DdeLink__208_351425731291122"/><text:soft-page-break/></text:p>
      <text:h text:style-name="P65" text:outline-level="5"><text:bookmark-start text:name="__RefHeading__331_1776072604171122"/>How to delete an image from the local storage system?<text:bookmark-start text:name="__DdeLink__199_3514257312161122"/><text:bookmark-end text:name="__RefHeading__331_1776072604171122"/></text:h>
      <text:p text:style-name="P35"><text:bookmark-end text:name="__DdeLink__199_3514257312161122"/><text:bookmark-end text:name="__DdeLink__208_351425731291122"/></text:p>
      <text:p text:style-name="P12">$ docker rmi &lt;image_id&gt; <text:bookmark-end text:name="__DdeLink__1566_5166933681"/></text:p>
      <text:p text:style-name="P12"><text:bookmark-start text:name="__DdeLink__208_351425731291131"/></text:p>
      <text:h text:style-name="P65" text:outline-level="5"><text:bookmark-start text:name="__RefHeading__331_1776072604171131"/>How to build a Dockerfile?<text:bookmark-start text:name="__DdeLink__199_3514257312161131"/><text:bookmark-end text:name="__RefHeading__331_1776072604171131"/></text:h>
      <text:p text:style-name="P35"><text:bookmark-end text:name="__DdeLink__199_3514257312161131"/><text:bookmark-end text:name="__DdeLink__208_351425731291131"/></text:p>
      <text:p text:style-name="P15">Once you’ve written a Dockerfile, you need to build it to create an image with those specifications. Use the following command to build a Dockerfile:</text:p>
      <text:p text:style-name="P37"/>
      <text:p text:style-name="P15">$ docker build &lt;path to docker file&gt;</text:p>
      <text:p text:style-name="P37"/>
      <text:p text:style-name="P15">The next question would be when do you use “.dockerfile_name” and when to use the entire path?</text:p>
      <text:p text:style-name="P37"/>
      <text:p text:style-name="P15">Use “.dockerfile_name” when the dockerfile exits in the same file directory and you use the entire path if it lives somewhere else. </text:p>
      <text:p text:style-name="P12"><text:bookmark-start text:name="__DdeLink__208_351425731291141"/></text:p>
      <text:h text:style-name="P65" text:outline-level="5"><text:bookmark-start text:name="__RefHeading__331_1776072604171141"/>Do you know why docker system prune is used? What does it do?<text:bookmark-start text:name="__DdeLink__199_3514257312161141"/><text:bookmark-end text:name="__RefHeading__331_1776072604171141"/></text:h>
      <text:p text:style-name="P35"><text:bookmark-end text:name="__DdeLink__199_3514257312161141"/><text:bookmark-end text:name="__DdeLink__208_351425731291141"/></text:p>
      <text:p text:style-name="P16">$ docker system prune</text:p>
      <text:p text:style-name="P38"/>
      <text:p text:style-name="P16">The above command is used to remove all the stopped containers, all the networks that are not used, all dangling images and all build caches. It’s one of the most useful docker commands. </text:p>
      <text:p text:style-name="P12"><text:bookmark-start text:name="__DdeLink__208_351425731291151"/></text:p>
      <text:h text:style-name="P65" text:outline-level="5"><text:bookmark-start text:name="__RefHeading__331_1776072604171151"/>Will you lose your data, when a docker container exists?<text:bookmark-start text:name="__DdeLink__199_3514257312161151"/><text:bookmark-end text:name="__RefHeading__331_1776072604171151"/></text:h>
      <text:p text:style-name="P35"><text:bookmark-end text:name="__DdeLink__199_3514257312161151"/><text:bookmark-end text:name="__DdeLink__208_351425731291151"/></text:p>
      <text:p text:style-name="P12">No, you won’t lose any data when Docker container exits. Any data that your application writes to the container gets preserved on the disk until you explicitly delete the container. The file system for the container persists even after the container halts. </text:p>
      <text:p text:style-name="P12"/>
      <text:p text:style-name="P57"><text:bookmark-start text:name="__DdeLink__208_351425731291161"/></text:p>
      <text:h text:style-name="P65" text:outline-level="5"><text:bookmark-start text:name="__RefHeading__331_1776072604171161"/>Where all do you think Docker is being used?<text:bookmark-start text:name="__DdeLink__199_3514257312161161"/><text:bookmark-end text:name="__RefHeading__331_1776072604171161"/></text:h>
      <text:p text:style-name="P35"><text:bookmark-end text:name="__DdeLink__199_3514257312161161"/><text:bookmark-end text:name="__DdeLink__208_351425731291161"/></text:p>
      <text:p text:style-name="P17"><text:s/>Docker is being used in the following areas:</text:p>
      <text:p text:style-name="P39"/>
      <text:list xml:id="list3276744359" text:style-name="L1">
        <text:list-item>
          <text:p text:style-name="P80"><text:span text:style-name="T12">Simplifying configuration:</text:span><text:span text:style-name="T3"> Docker lets you put your environment and configuration into code and deploy it.</text:span></text:p>
        </text:list-item>
        <text:list-item>
          <text:p text:style-name="P80"><text:span text:style-name="T12">Code Pipeline Management</text:span><text:span text:style-name="T3">: There are different systems used for development and production. As the code travels from development to testing to production, it goes through a difference in the environment. Docker helps in maintaining the code pipeline consistency.</text:span></text:p>
        </text:list-item>
        <text:list-item>
          <text:p text:style-name="P80"><text:span text:style-name="T12">Developer Productivity: </text:span><text:span text:style-name="T3">Using Docker for development gives us two things – We’re closer to production and development environment is built faster.</text:span></text:p>
        </text:list-item>
        <text:list-item>
          <text:p text:style-name="P80"><text:span text:style-name="T12">Application Isolation: </text:span><text:span text:style-name="T3">As containers are applications wrapped together with all dependencies, your apps are isolated. They can work by themselves on any hardware that supports Docker.</text:span></text:p>
        </text:list-item>
        <text:list-item>
          <text:p text:style-name="P80"><text:span text:style-name="T12">Debugging Capabilities:</text:span><text:span text:style-name="T3"> Docker supports various debugging tools that are not specific to containers but work well with containers.</text:span></text:p>
        </text:list-item>
        <text:list-item>
          <text:p text:style-name="P80"><text:span text:style-name="T12">Multi-tenancy:</text:span><text:span text:style-name="T3"> Docker lets you have multi-tenant applications avoiding redundancy in your codes and deployments.</text:span></text:p>
        </text:list-item>
        <text:list-item>
          <text:p text:style-name="P80"><text:span text:style-name="T12">Rapid Deployment:</text:span><text:span text:style-name="T3"> Docker eliminates the need to boost an entire OS from scratch, reducing the deployment time. </text:span></text:p>
        </text:list-item>
      </text:list>
      <text:p text:style-name="P12"><text:bookmark-start text:name="__DdeLink__208_351425731291171"/></text:p>
      <text:h text:style-name="P65" text:outline-level="5"><text:bookmark-start text:name="__RefHeading__331_1776072604171171"/>How is Docker different from other containerization methods?<text:bookmark-start text:name="__DdeLink__199_3514257312161171"/><text:bookmark-end text:name="__RefHeading__331_1776072604171171"/></text:h>
      <text:p text:style-name="P35"><text:bookmark-end text:name="__DdeLink__199_3514257312161171"/><text:bookmark-end text:name="__DdeLink__208_351425731291171"/></text:p>
      <text:p text:style-name="P35"><text:span text:style-name="T4">xxx</text:span><text:span text:style-name="T3"> </text:span></text:p>
      <text:p text:style-name="P12"><text:bookmark-start text:name="__DdeLink__208_351425731291181"/></text:p>
      <text:h text:style-name="P65" text:outline-level="5"><text:bookmark-start text:name="__RefHeading__331_1776072604171181"/>Can I use JSON instead of YAML for my compose file in Docker?<text:bookmark-start text:name="__DdeLink__199_3514257312161181"/><text:bookmark-end text:name="__RefHeading__331_1776072604171181"/></text:h>
      <text:p text:style-name="P35"><text:bookmark-end text:name="__DdeLink__199_3514257312161181"/><text:bookmark-end text:name="__DdeLink__208_351425731291181"/></text:p>
      <text:p text:style-name="P13">You can use JSON instead of YAML for your compose file, to use JSON file with compose, specify the JSON filename to use, for eg:</text:p>
      <text:p text:style-name="P40"/>
      <text:p text:style-name="P13">$ docker-compose -f docker-compose.json up </text:p>
      <text:p text:style-name="P27"/>
      <text:h text:style-name="P66" text:outline-level="5"><text:bookmark-start text:name="__RefHeading___Toc1867_516693368"/>How far do Docker containers scale? Are there any requirements for the same<text:bookmark-start text:name="__DdeLink__1566_5166933682"/>?<text:bookmark-start text:name="__DdeLink__199_3514257312161312"/><text:bookmark-end text:name="__RefHeading___Toc1867_516693368"/></text:h>
      <text:p text:style-name="P40"><text:bookmark-end text:name="__DdeLink__199_3514257312161312"/></text:p>
      <text:p text:style-name="P13">Large web deployments like Google and Twitter container technology. Containers can be scaled to hundreds of thousands or even millions of them running in parallel. </text:p>
      <text:p text:style-name="P13"/>
      <text:p text:style-name="P13"><text:bookmark-start text:name="__DdeLink__208_351425731291412"/></text:p>
      <text:h text:style-name="P66" text:outline-level="5"><text:bookmark-start text:name="__RefHeading__331_1776072604171412"/>What platforms does docker run on?<text:bookmark-start text:name="__DdeLink__199_3514257312161412"/><text:bookmark-end text:name="__RefHeading__331_1776072604171412"/></text:h>
      <text:p text:style-name="P40"><text:bookmark-end text:name="__DdeLink__199_3514257312161412"/><text:bookmark-end text:name="__DdeLink__208_351425731291412"/></text:p>
      <text:p text:style-name="P40"><text:span text:style-name="T3">Docker runs on various Linux </text:span><text:span text:style-name="T17">systems.</text:span><text:span text:style-name="T3"> </text:span></text:p>
      <text:p text:style-name="P13">It can also be used in production with Cloud platforms <text:span text:style-name="T17">like AWS, Azure, Google Cloud.</text:span></text:p>
      <text:p text:style-name="P13"/>
      <text:p text:style-name="P58"><text:bookmark-start text:name="__DdeLink__208_351425731291510"/></text:p>
      <text:h text:style-name="P66" text:outline-level="5"><text:bookmark-start text:name="__RefHeading__331_1776072604171510"/>Can you remove a paused container from Docker?<text:bookmark-start text:name="__DdeLink__199_3514257312161510"/><text:bookmark-end text:name="__RefHeading__331_1776072604171510"/></text:h>
      <text:p text:style-name="P40"><text:bookmark-end text:name="__DdeLink__199_3514257312161510"/><text:bookmark-end text:name="__DdeLink__208_351425731291510"/></text:p>
      <text:p text:style-name="P40"><text:span text:style-name="T18">N</text:span><text:span text:style-name="T3">o, </text:span><text:span text:style-name="T18">t</text:span><text:span text:style-name="T3">he container has to be in the stopped state before it can be removed. </text:span></text:p>
      <text:p text:style-name="P13"><text:bookmark-start text:name="__DdeLink__208_35142573129163"/></text:p>
      <text:h text:style-name="P66" text:outline-level="5"><text:bookmark-start text:name="__RefHeading__331_177607260417163"/>Can a container restart by itself?<text:bookmark-start text:name="__DdeLink__199_351425731216163"/><text:bookmark-end text:name="__RefHeading__331_177607260417163"/></text:h>
      <text:p text:style-name="P40"><text:bookmark-end text:name="__DdeLink__199_351425731216163"/><text:bookmark-end text:name="__DdeLink__208_35142573129163"/></text:p>
      <text:p text:style-name="P40"><text:span text:style-name="T3">To auto-restart the containers whenever they go down, use the command with the </text:span><text:span text:style-name="T12">restart policy 'always'</text:span><text:span text:style-name="T3"> as shown. Whenever the container exits, the docker daemon would restart it. </text:span></text:p>
      <text:p text:style-name="P13"><text:bookmark-start text:name="__DdeLink__208_35142573129173"/></text:p>
      <text:h text:style-name="P66" text:outline-level="5"><text:bookmark-start text:name="__RefHeading__331_177607260417173"/>Is it better to directly remove the container using the rm command or stop the container followed by remove container?<text:bookmark-start text:name="__DdeLink__199_351425731216173"/><text:bookmark-end text:name="__RefHeading__331_177607260417173"/></text:h>
      <text:p text:style-name="P40"><text:bookmark-end text:name="__DdeLink__199_351425731216173"/><text:bookmark-end text:name="__DdeLink__208_35142573129173"/></text:p>
      <text:p text:style-name="P18">Its always better to stop the container and then remove it using the remove command.</text:p>
      <text:p text:style-name="P41"/>
      <text:p text:style-name="P18">$ docker stop &lt;coontainer_id&gt;</text:p>
      <text:p text:style-name="P18">$ docker rm -f &lt;container_id&gt; </text:p>
      <text:p text:style-name="P13"><text:bookmark-start text:name="__DdeLink__208_35142573129183"/></text:p>
      <text:h text:style-name="P66" text:outline-level="5"><text:bookmark-start text:name="__RefHeading__331_177607260417183"/>Will cloud overtake the use of Containerization?<text:bookmark-start text:name="__DdeLink__199_351425731216183"/><text:bookmark-end text:name="__RefHeading__331_177607260417183"/></text:h>
      <text:p text:style-name="P40"><text:bookmark-end text:name="__DdeLink__199_351425731216183"/><text:bookmark-end text:name="__DdeLink__208_35142573129183"/></text:p>
      <text:p text:style-name="P13">Docker containers are gaining popularity but at the same time, Cloud services are giving a good fight. In my personal opinion, Docker will never be replaced by Cloud. Using cloud services with containerization will definitely hype the game. Organizations need to take their requirements and dependencies into consideration into the picture and decide what’s best for them. Most of the companies have integrated Docker with the cloud. This way they can make the best out of both the technologies. </text:p>
      <text:p text:style-name="P13"><text:bookmark-start text:name="__DdeLink__208_35142573129193"/></text:p>
      <text:h text:style-name="P66" text:outline-level="5"><text:bookmark-start text:name="__RefHeading__331_177607260417193"/>How many containers can run per host?<text:bookmark-start text:name="__DdeLink__199_351425731216193"/><text:bookmark-end text:name="__RefHeading__331_177607260417193"/></text:h>
      <text:p text:style-name="P40"><text:bookmark-end text:name="__DdeLink__199_351425731216193"/><text:bookmark-end text:name="__DdeLink__208_35142573129193"/></text:p>
      <text:p text:style-name="P40"><text:span text:style-name="T3">Th</text:span><text:span text:style-name="T18">ere is not set limit on home many </text:span><text:span text:style-name="T3">Docker </text:span><text:span text:style-name="T18">containers you can run. Docker </text:span><text:span text:style-name="T3">does not put any restrictions on it. </text:span><text:span text:style-name="T18">The number of containers is </text:span><text:span text:style-name="T13">limited by </text:span><text:span text:style-name="T12">storage space, CPU and memory </text:span><text:span text:style-name="T3">which </text:span><text:span text:style-name="T18">is needed t</text:span><text:span text:style-name="T3">o </text:span><text:span text:style-name="T18">run the containers. </text:span></text:p>
      <text:p text:style-name="P13"><text:bookmark-start text:name="__DdeLink__208_351425731291103"/></text:p>
      <text:h text:style-name="P66" text:outline-level="5"><text:bookmark-start text:name="__RefHeading__331_1776072604171103"/>Is it a good practice to run stateful applications on Docker?<text:bookmark-start text:name="__DdeLink__199_3514257312161103"/><text:bookmark-end text:name="__RefHeading__331_1776072604171103"/></text:h>
      <text:p text:style-name="P40"><text:bookmark-end text:name="__DdeLink__199_3514257312161103"/><text:bookmark-end text:name="__DdeLink__208_351425731291103"/></text:p>
      <text:p text:style-name="P13">The concept behind stateful applications is that they store their data onto the local file system. You need to decide to move the application to another machine, retrieving data becomes painful. I honestly would not prefer running stateful applications on Docker. </text:p>
      <text:p text:style-name="P13"/>
      <text:p text:style-name="P13"/>
      <text:p text:style-name="P13"><text:bookmark-start text:name="__DdeLink__208_351425731291113"/></text:p>
      <text:h text:style-name="P66" text:outline-level="5"><text:bookmark-start text:name="__RefHeading__331_1776072604171113"/><text:soft-page-break/>Suppose you have an application that has many dependant services. Will docker compose wait for the current container to be ready to move to the running of the next service?<text:bookmark-start text:name="__DdeLink__199_3514257312161113"/><text:bookmark-end text:name="__RefHeading__331_1776072604171113"/></text:h>
      <text:p text:style-name="P40"><text:bookmark-end text:name="__DdeLink__199_3514257312161113"/><text:bookmark-end text:name="__DdeLink__208_351425731291113"/></text:p>
      <text:p text:style-name="P40"><text:span text:style-name="T19">Y</text:span><text:span text:style-name="T3">es. Docker compose always runs in the dependency order. These dependencies are specifications like depends_on, links, volumes_from, etc. </text:span></text:p>
      <text:p text:style-name="P13"><text:bookmark-start text:name="__DdeLink__208_351425731291123"/></text:p>
      <text:h text:style-name="P66" text:outline-level="5"><text:bookmark-start text:name="__RefHeading__331_1776072604171123"/>How will you monitor Docker in production?<text:bookmark-start text:name="__DdeLink__199_3514257312161123"/><text:bookmark-end text:name="__RefHeading__331_1776072604171123"/></text:h>
      <text:p text:style-name="P40"><text:bookmark-end text:name="__DdeLink__199_3514257312161123"/><text:bookmark-end text:name="__DdeLink__208_351425731291123"/></text:p>
      <text:p text:style-name="P13">Docker provides functionalities like docker stats and docker events to monitor docker in production. Docker stats provides CPU and memory usage of the container. Docker events provide information about the activities taking place in the docker daemon. <text:bookmark-end text:name="__DdeLink__1566_5166933682"/></text:p>
      <text:p text:style-name="P13"><text:bookmark-start text:name="__DdeLink__208_351425731291132"/></text:p>
      <text:h text:style-name="P66" text:outline-level="5"><text:bookmark-start text:name="__RefHeading__331_1776072604171132"/>Is it a good practice to run Docker compose in production?<text:bookmark-start text:name="__DdeLink__199_3514257312161132"/><text:bookmark-end text:name="__RefHeading__331_1776072604171132"/></text:h>
      <text:p text:style-name="P40"><text:bookmark-end text:name="__DdeLink__199_3514257312161132"/><text:bookmark-end text:name="__DdeLink__208_351425731291132"/></text:p>
      <text:p text:style-name="P13">Yes, using docker compose in production is the best practical application of docker compose. When you define applications with compose, you can use this compose definition in various production stages like CI, staging, testing, etc. </text:p>
      <text:p text:style-name="P13"><text:bookmark-start text:name="__DdeLink__208_351425731291142"/></text:p>
      <text:h text:style-name="P66" text:outline-level="5"><text:bookmark-start text:name="__RefHeading__331_1776072604171142"/>What changes are expected in your docker compose file while moving it to production?<text:bookmark-start text:name="__DdeLink__199_3514257312161142"/><text:bookmark-end text:name="__RefHeading__331_1776072604171142"/></text:h>
      <text:p text:style-name="P40"><text:bookmark-end text:name="__DdeLink__199_3514257312161142"/><text:bookmark-end text:name="__DdeLink__208_351425731291142"/></text:p>
      <text:p text:style-name="P14">- Remove volume bindings, so the code stays inside the container and cannot be changed from outside the container.</text:p>
      <text:p text:style-name="P14">- Binding to different ports on the host.</text:p>
      <text:p text:style-name="P14">- Specify a restart policy</text:p>
      <text:p text:style-name="P14">- Add extra services like log aggregator </text:p>
      <text:p text:style-name="P13"><text:bookmark-start text:name="__DdeLink__208_351425731291152"/></text:p>
      <text:h text:style-name="P66" text:outline-level="5"><text:bookmark-start text:name="__RefHeading__331_1776072604171152"/>Are you aware of load balancing across containers and hosts? How does it work?<text:bookmark-start text:name="__DdeLink__199_3514257312161152"/><text:bookmark-end text:name="__RefHeading__331_1776072604171152"/></text:h>
      <text:p text:style-name="P40"><text:bookmark-end text:name="__DdeLink__199_3514257312161152"/><text:bookmark-end text:name="__DdeLink__208_351425731291152"/></text:p>
      <text:p text:style-name="P40"><text:span text:style-name="T3">While using docker service with multiple containers across different hosts, you come across the need to load balance the incoming traffic. Load balancing and </text:span><text:span text:style-name="T12">HAProxy</text:span><text:span text:style-name="T3"> is basically used to balance the incoming traffic across different available(healthy) containers. If one container crashes, another container should automatically start running and the traffic should be re-routed to this new running container. Load balancing and HAProxy works around this concept. </text:span></text:p>
      <text:p text:style-name="P26"/>
      <text:p text:style-name="P26"><text:bookmark-start text:name="__DdeLink__208_35142573129"/><text:bookmark-start text:name="__DdeLink__1533_516693368"/><text:bookmark-start text:name="__DdeLink__1839_516693368"/><text:bookmark-start text:name="__DdeLink__883_2189722070"/></text:p>
      <text:h text:style-name="P67" text:outline-level="5"><text:bookmark-start text:name="__RefHeading__331_177607260417"/>What are the advantages of using Docker container?<text:bookmark-start text:name="__DdeLink__199_351425731216"/><text:bookmark-end text:name="__RefHeading__331_177607260417"/></text:h>
      <text:p text:style-name="P22"><text:bookmark-end text:name="__DdeLink__208_35142573129"/><text:bookmark-end text:name="__DdeLink__199_351425731216"/></text:p>
      <text:p text:style-name="P25">- Offers an efficient and easy initial set up</text:p>
      <text:p text:style-name="P25">- Allows you to describe your application lifecycle in detail</text:p>
      <text:p text:style-name="P25">- Simple configuration<text:bookmark-end text:name="__DdeLink__1533_516693368"/> and interacts with Docker Compose.</text:p>
      <text:p text:style-name="P25">- Documentation provides every bit of information.<text:bookmark-start text:name="__DdeLink__1305_2271235780"/><text:bookmark-end text:name="__DdeLink__883_2189722070"/></text:p>
      <text:p text:style-name="P6"><text:bookmark-start text:name="__DdeLink__208_351425731291"/></text:p>
      <text:h text:style-name="P68" text:outline-level="5"><text:bookmark-start text:name="__RefHeading__331_1776072604171"/><text:soft-page-break/>What are the important features of Docker?<text:bookmark-start text:name="__DdeLink__199_3514257312161"/><text:bookmark-end text:name="__RefHeading__331_1776072604171"/></text:h>
      <text:p text:style-name="P23"><text:bookmark-end text:name="__DdeLink__208_351425731291"/><text:bookmark-end text:name="__DdeLink__199_3514257312161"/></text:p>
      <text:p text:style-name="P19">- Easy Modeling</text:p>
      <text:p text:style-name="P19">- Version control</text:p>
      <text:p text:style-name="P19">- Placement/Affinity</text:p>
      <text:p text:style-name="P19">- Application Agility</text:p>
      <text:p text:style-name="P19">- Developer Productivity</text:p>
      <text:p text:style-name="P19">- Operational Efficiencies </text:p>
      <text:p text:style-name="P7"><text:bookmark-start text:name="__DdeLink__208_3514257312911"/></text:p>
      <text:h text:style-name="P69" text:outline-level="5"><text:bookmark-start text:name="__RefHeading__331_17760726041711"/>What are the main drawbacks of Docker?<text:bookmark-start text:name="__DdeLink__199_35142573121611"/><text:bookmark-end text:name="__RefHeading__331_17760726041711"/></text:h>
      <text:p text:style-name="P24"><text:bookmark-end text:name="__DdeLink__208_3514257312911"/><text:bookmark-end text:name="__DdeLink__199_35142573121611"/></text:p>
      <text:p text:style-name="P19">- Doesn't provide a storage option</text:p>
      <text:p text:style-name="P19">- Offer a poor monitoring option.</text:p>
      <text:p text:style-name="P19">- No automatic rescheduling of inactive Nodes</text:p>
      <text:p text:style-name="P19">- Complicated automatic horizontal scaling set up</text:p>
      <text:p text:style-name="P30">- <text:span text:style-name="T5">Debugging may be difficult</text:span></text:p>
      <text:p text:style-name="P44"><text:bookmark-start text:name="__DdeLink__208_3514257312913"/><text:bookmark-end text:name="__DdeLink__1839_516693368"/></text:p>
      <text:h text:style-name="P69" text:outline-level="5"><text:bookmark-start text:name="__RefHeading__331_17760726041713"/><text:span text:style-name="T20">How do you create a </text:span>docker image<text:bookmark-start text:name="__DdeLink__1566_516693368"/><text:bookmark-start text:name="__DdeLink__1663_516693368"/><text:bookmark-start text:name="__DdeLink__1773_516693368"/>?<text:bookmark-start text:name="__DdeLink__199_35142573121613"/><text:bookmark-end text:name="__RefHeading__331_17760726041713"/></text:h>
      <text:p text:style-name="P24"><text:bookmark-end text:name="__DdeLink__208_3514257312913"/><text:bookmark-end text:name="__DdeLink__199_35142573121613"/></text:p>
      <text:p text:style-name="P53">1. Pull down the docker image </text:p>
      <text:p text:style-name="P45"/>
      <text:p text:style-name="P45"><text:span text:style-name="T3"><text:s text:c="2"/></text:span><text:span text:style-name="T21">$ docker pull docker.elastic.co/elasticsearch/elasticsearch:7.0.1</text:span></text:p>
      <text:p text:style-name="P45"/>
      <text:p text:style-name="P53">2. Createa a docker file to install additional software.</text:p>
      <text:p text:style-name="P45"/>
      <text:p text:style-name="P20"><text:s text:c="3"/>You need to include all the config steps required in the dockerfile.</text:p>
      <text:p text:style-name="P45"/>
      <text:p text:style-name="P20"><text:s text:c="2"/>$ vi dockerfile</text:p>
      <text:p text:style-name="P20"><text:bookmark-start text:name="__DdeLink__2534_4124076531"/><text:s text:c="2"/>&gt;&gt;&gt;&gt;&gt;</text:p>
      <text:p text:style-name="P48"><text:s text:c="2"/>FROM docker.elastic.co/logstash/logstash:7.0.1</text:p>
      <text:p text:style-name="P46"/>
      <text:p text:style-name="P48"><text:s text:c="2"/>COPY ./sflowtool-3.41-1.5.x86_64.rpm /tmp/sflowtool-3.41-1.5.x86_64.rpm</text:p>
      <text:p text:style-name="P46"/>
      <text:p text:style-name="P48"><text:s text:c="2"/>USER root</text:p>
      <text:p text:style-name="P46"/>
      <text:p text:style-name="P48"><text:s text:c="2"/>RUN yum install /tmp/sflowtool-3.41-1.5.x86_64.rpm -y</text:p>
      <text:p text:style-name="P46"/>
      <text:p text:style-name="P48"><text:s text:c="2"/>ENTRYPOINT [ "/usr/local/bin/docker-entrypoint" ]</text:p>
      <text:p text:style-name="P20"><text:s text:c="2"/>&lt;&lt;&lt;&lt;&lt;<text:bookmark-end text:name="__DdeLink__2534_4124076531"/></text:p>
      <text:p text:style-name="P20"><text:s text:c="2"/></text:p>
      <text:p text:style-name="P52"><text:span text:style-name="T20">3. </text:span><text:span text:style-name="T3">Create a new docker image (this will use the "dockerfile")</text:span></text:p>
      <text:p text:style-name="P45"/>
      <text:p text:style-name="P48"><text:s text:c="2"/>$ docker build &lt;directory_with_dockerfile&gt;</text:p>
      <text:p text:style-name="P48"><text:s text:c="2"/>$ docker build . <text:s text:c="2"/></text:p>
      <text:p text:style-name="P47"><text:bookmark-start text:name="__DdeLink__208_35142573129137"/><text:bookmark-end text:name="__DdeLink__1773_516693368"/><text:bookmark-end text:name="__DdeLink__1663_516693368"/><text:bookmark-end text:name="__DdeLink__1566_516693368"/><text:bookmark text:name="__DdeLink__208_3514257312914"/></text:p>
      <text:h text:style-name="P69" text:outline-level="5" text:is-list-header="true"/>
      <text:p text:style-name="P59"><text:bookmark-start text:name="__DdeLink__1743_2050510055"/></text:p>
      <text:h text:style-name="P74" text:outline-level="5"><text:bookmark-start text:name="__RefHeading__331_177607260417137"/><text:span text:style-name="T9">Useful docker </text:span><text:span text:style-name="T10">commands</text:span><text:span text:style-name="T7">?</text:span><text:bookmark-start text:name="__DdeLink__199_351425731216137"/><text:bookmark-end text:name="__RefHeading__331_177607260417137"/></text:h>
      <text:p text:style-name="P24"><text:bookmark-end text:name="__DdeLink__208_35142573129137"/><text:bookmark-end text:name="__DdeLink__199_351425731216137"/></text:p>
      <text:p text:style-name="P49">docker ps <text:s text:c="18"/># List running containers</text:p>
      <text:p text:style-name="P49">docker ps -a <text:s text:c="15"/># List all containers</text:p>
      <text:p text:style-name="P51"/>
      <text:p text:style-name="P49">docker container ls -a <text:s text:c="5"/># List all containers</text:p>
      <text:p text:style-name="P49">docker image ls <text:s text:c="12"/># List docker images</text:p>
      <text:p text:style-name="P51"/>
      <text:p text:style-name="P49">docker start &lt;container_id|container_name&gt; <text:s text:c="4"/># Start a container</text:p>
      <text:p text:style-name="P49">docker stop &lt;container_id|container_name&gt; <text:s text:c="5"/># Stop a container</text:p>
      <text:p text:style-name="P49">docker restart &lt;container_id|container_name&gt; <text:s text:c="2"/># Restart a container</text:p>
      <text:p text:style-name="P51"/>
      <text:p text:style-name="P50">docker update --restart=no &lt;container&gt; <text:s text:c="8"/># Stop a dockercontainer that is <text:s text:c="5"/></text:p>
      <text:p text:style-name="P50"><text:s text:c="50"/>re-starting </text:p>
      <text:p text:style-name="P51"/>
      <text:p text:style-name="P49">docker exec -it &lt;cont_name&gt; -u 0 /bin/bash <text:s text:c="4"/># Open a bash session in a container as root</text:p>
      <text:p text:style-name="P51"/>
      <text:p text:style-name="P49">docker system prune <text:s text:c="27"/># Remove all stopped containers</text:p>
      <text:p text:style-name="P49">docker inspect &lt;container_name&gt; <text:s text:c="15"/># Get info about the container</text:p>
      <text:p text:style-name="P86">docker logs &lt;c_name&gt; -f --tail 20 <text:s text:c="13"/># Show the last 20 log entries and </text:p>
      <text:p text:style-name="P86"><text:s text:c="50"/>continue</text:p>
      <text:p text:style-name="P49"><text:s text:c="7"/></text:p>
      <text:p text:style-name="P49">docker network ls <text:s text:c="24"/># List the network IDs</text:p>
      <text:p text:style-name="P49">docker network rm &lt;nw_id&gt; <text:s text:c="16"/># Delete a network</text:p>
      <text:p text:style-name="P49">docker network prune <text:s text:c="21"/># Delete all unused networks</text:p>
      <text:p text:style-name="P49">docker network inspect &lt;nw_name&gt; <text:s text:c="9"/># List the network details</text:p>
      <text:p text:style-name="P51"/>
      <text:p text:style-name="P49">docker cp foo.txt mycontainer:/foo.txt <text:s text:c="3"/># Copy a file from host to container</text:p>
      <text:p text:style-name="P54"><text:span text:style-name="T21">docker cp mycontainer:/foo.txt foo.txt <text:s text:c="3"/># Copy a file from container to host <text:s/></text:span><text:span text:style-name="T3"><text:s text:c="3"/></text:span><text:bookmark-end text:name="__DdeLink__1743_2050510055"/></text:p>
      <text:p text:style-name="P44"/>
      <text:h text:style-name="P71" text:outline-level="5"><text:bookmark-start text:name="__DdeLink__1781_1737024501"/><text:span text:style-name="T23">Useful docker-compose commands</text:span>?<text:bookmark-start text:name="__DdeLink__199_35142573121613711"/></text:h>
      <text:p text:style-name="P83"><text:bookmark-end text:name="__DdeLink__199_35142573121613711"/></text:p>
      <text:p text:style-name="P77"><text:span text:style-name="Source_20_Text"><text:span text:style-name="T25">docker-compose build <text:s text:c="10"/># </text:span></text:span><text:span text:style-name="Source_20_Text"><text:span text:style-name="T26">Build docker container from </text:span></text:span><text:span text:style-name="Source_20_Text"><text:span text:style-name="T25">dockerfile</text:span></text:span></text:p>
      <text:p text:style-name="P77"><text:bookmark-start text:name="__DdeLink__1773_1737024501"/><text:span text:style-name="Source_20_Text"><text:span text:style-name="T24">docke</text:span></text:span><text:bookmark-end text:name="__DdeLink__1781_1737024501"/><text:span text:style-name="Source_20_Text"><text:span text:style-name="T24">r-compose up -</text:span></text:span><text:span text:style-name="Source_20_Text"><text:span text:style-name="T25">d <text:s text:c="10"/># Start the docker containers in detached mode</text:span></text:span></text:p>
      <text:p text:style-name="P78"><text:span text:style-name="Source_20_Text"><text:span text:style-name="T24">docker-compose up -</text:span></text:span><text:span text:style-name="Source_20_Text"><text:span text:style-name="T25">d --</text:span></text:span><text:span text:style-name="Source_20_Text"><text:span text:style-name="T26">build</text:span></text:span><text:span text:style-name="Source_20_Text"><text:span text:style-name="T25"> <text:s text:c="2"/># </text:span></text:span><text:span text:style-name="Source_20_Text"><text:span text:style-name="T26">Build and s</text:span></text:span><text:span text:style-name="Source_20_Text"><text:span text:style-name="T25">tart the docker container</text:span></text:span></text:p>
      <text:p text:style-name="P78"><text:bookmark-end text:name="__DdeLink__1773_1737024501"/><text:span text:style-name="Source_20_Text"><text:span text:style-name="T25">docker-compose ls <text:s text:c="13"/># List docker containers/services</text:span></text:span></text:p>
      <text:p text:style-name="P77"><text:span text:style-name="Source_20_Text"><text:span text:style-name="T25">docker-compose run web env <text:s text:c="4"/># Check the env variables in the web services</text:span></text:span></text:p>
      <text:p text:style-name="P77"><text:span text:style-name="Source_20_Text"><text:span text:style-name="T25">docker-compose stop <text:s text:c="11"/># Stop the docker services</text:span></text:span></text:p>
      <text:p text:style-name="P77"><text:span text:style-name="Source_20_Text"><text:span text:style-name="T25">docker-compose down --volumes <text:s/># Bring everything down and remove the volumes </text:span></text:span></text:p>
      <text:p text:style-name="P77"><text:span text:style-name="Source_20_Text"><text:span text:style-name="T25"/></text:span></text:p>
      <text:p text:style-name="P77"><text:span text:style-name="Source_20_Text"><text:span text:style-name="T25">docker-compose run --service-ports web <text:s text:c="2"/># Run the container in debug mode</text:span></text:span></text:p>
      <text:p text:style-name="P77"><text:span text:style-name="Source_20_Text"><text:span text:style-name="T25">docker-compose logs -f --</text:span></text:span><text:span text:style-name="Source_20_Text"><text:span text:style-name="T27">tail [number] </text:span></text:span><text:span text:style-name="Source_20_Text"><text:span text:style-name="T25">[service_name]</text:span></text:span></text:p>
      <text:p text:style-name="P85"/>
      <text:h text:style-name="P72" text:outline-level="5"><text:span text:style-name="T35">Why use </text:span><text:span text:style-name="T23">docker-compose?</text:span><text:bookmark-start text:name="__DdeLink__199_351425731216137111"/></text:h>
      <text:p text:style-name="P84"><text:bookmark-end text:name="__DdeLink__199_351425731216137111"/></text:p>
      <text:list xml:id="list785800441" text:style-name="L2">
        <text:list-item>
          <text:p text:style-name="P79"><text:span text:style-name="Source_20_Text"><text:span text:style-name="T31">The </text:span></text:span><text:span text:style-name="Source_20_Text"><text:span text:style-name="T33">building</text:span></text:span><text:span text:style-name="Source_20_Text"><text:span text:style-name="T31">, running, and connecting the containers </text:span></text:span><text:span text:style-name="Source_20_Text"><text:span text:style-name="T33">from separate Docker files is difficult</text:span></text:span><text:span text:style-name="Source_20_Text"><text:span text:style-name="T31">. </text:span></text:span></text:p>
        </text:list-item>
        <text:list-item>
          <text:p text:style-name="P79"><text:span text:style-name="Source_20_Text"><text:span text:style-name="T31">Docker-Compose is </text:span></text:span><text:span text:style-name="Source_20_Text"><text:span text:style-name="T33">u</text:span></text:span><text:span text:style-name="Source_20_Text"><text:span text:style-name="T34">sed</text:span></text:span><text:span text:style-name="Source_20_Text"><text:span text:style-name="T32"> for </text:span></text:span><text:span text:style-name="Source_20_Text"><text:span text:style-name="T34">running multiple containers as a single service</text:span></text:span><text:span text:style-name="Source_20_Text"><text:span text:style-name="T32">.</text:span></text:span></text:p>
        </text:list-item>
        <text:list-item>
          <text:p text:style-name="P79"><text:span text:style-name="Source_20_Text"><text:span text:style-name="T32">Each of the </text:span></text:span><text:span text:style-name="Source_20_Text"><text:span text:style-name="T34">containers</text:span></text:span><text:span text:style-name="Source_20_Text"><text:span text:style-name="T32"> run in isolation but </text:span></text:span><text:span text:style-name="Source_20_Text"><text:span text:style-name="T34">can interact with each other</text:span></text:span><text:span text:style-name="Source_20_Text"><text:span text:style-name="T32"> when required. </text:span></text:span></text:p>
        </text:list-item>
        <text:list-item>
          <text:p text:style-name="P79"><text:span text:style-name="Source_20_Text"><text:span text:style-name="T34">Docker-Compose files</text:span></text:span><text:span text:style-name="Source_20_Text"><text:span text:style-name="T32"> are very </text:span></text:span><text:span text:style-name="Source_20_Text"><text:span text:style-name="T34">easy to write</text:span></text:span><text:span text:style-name="Source_20_Text"><text:span text:style-name="T32"> in a scripting language called YAML. <text:s/></text:span></text:span></text:p>
        </text:list-item>
        <text:list-item>
          <text:p text:style-name="P79"><text:span text:style-name="Source_20_Text"><text:span text:style-name="T33">Creates</text:span></text:span><text:span text:style-name="Source_20_Text"><text:span text:style-name="T31"> </text:span></text:span><text:span text:style-name="Source_20_Text"><text:span text:style-name="T33">a</text:span></text:span><text:span text:style-name="Source_20_Text"><text:span text:style-name="T34">ll</text:span></text:span><text:span text:style-name="Source_20_Text"><text:span text:style-name="T32"> the services (</text:span></text:span><text:span text:style-name="Source_20_Text"><text:span text:style-name="T34">containers</text:span></text:span><text:span text:style-name="Source_20_Text"><text:span text:style-name="T32">) using a </text:span></text:span><text:span text:style-name="Source_20_Text"><text:span text:style-name="T34">single command</text:span></text:span><text:span text:style-name="Source_20_Text"><text:span text:style-name="T32">.</text:span></text:span></text:p>
        </text:list-item>
      </text:list>
      <text:p text:style-name="P87"/>
      <text:h text:style-name="P70" text:outline-level="5"><text:bookmark-start text:name="__RefHeading__331_1776072604171371"/><text:bookmark-start text:name="__DdeLink__1765_1737024501"/><text:span text:style-name="T22">What is the d</text:span>ifference between Entrypoint and CMD?<text:bookmark-start text:name="__DdeLink__199_3514257312161371"/><text:bookmark-end text:name="__RefHeading__331_1776072604171371"/></text:h>
      <text:p text:style-name="P45"><text:bookmark-end text:name="__DdeLink__199_3514257312161371"/></text:p>
      <text:p text:style-name="P55">CMD<text:bookmark-end text:name="__DdeLink__1765_1737024501"/></text:p>
      <text:p text:style-name="P55"><text:tab/>- Can easily be overwritten.</text:p>
      <text:p text:style-name="P55"><text:tab/>- Use it if you need a default command that can be overwritten.</text:p>
      <text:p text:style-name="P55"/>
      <text:p text:style-name="P55">ENTRYPOINT</text:p>
      <text:p text:style-name="P55"><text:tab/>- You cannot overwrite an ENTRYPOINT unless you start the container with --entrypoint flag.</text:p>
      <text:p text:style-name="P55"><text:tab/>- Use it when you define a container with a specific executable.</text:p>
      <text:h text:style-name="P75" text:outline-level="5" text:is-list-header="true">E.g.</text:h>
      <text:p text:style-name="P88"><text:s text:c="4"/>CMD echo “Hello World” <text:tab/><text:tab/><text:tab/><text:tab/>(shell form)</text:p>
      <text:p text:style-name="P88"><text:s text:c="4"/>CMD ["echo", "Hello World"]<text:tab/><text:tab/><text:tab/>(exec form)</text:p>
      <text:p text:style-name="P88"><text:s text:c="4"/>ENTRYPOINT echo "Hello World"<text:tab/><text:tab/>(shell form)</text:p>
      <text:p text:style-name="P88"><text:s text:c="4"/>ENTRYPOINT ["echo", "Hello World"]<text:tab/><text:tab/>(exec form)</text:p>
      <text:p text:style-name="P89"/>
      <text:h text:style-name="P70" text:outline-level="5"><text:bookmark-start text:name="__RefHeading__331_1776072604171372"/>yyy?<text:bookmark-start text:name="__DdeLink__199_3514257312161372"/><text:bookmark-end text:name="__RefHeading__331_1776072604171372"/></text:h>
      <text:p text:style-name="P45"><text:bookmark-end text:name="__DdeLink__199_3514257312161372"/></text:p>
      <text:p text:style-name="P45"><text:span text:style-name="T4">xxx</text:span><text:span text:style-name="T3"> </text:span></text:p>
      <text:h text:style-name="P70" text:outline-level="5" text:is-list-header="true"/>
      <text:h text:style-name="P70" text:outline-level="5"><text:bookmark-start text:name="__RefHeading__331_1776072604171373"/>yyy?<text:bookmark-start text:name="__DdeLink__199_3514257312161373"/><text:bookmark-end text:name="__RefHeading__331_1776072604171373"/></text:h>
      <text:p text:style-name="P45"><text:bookmark-end text:name="__DdeLink__199_3514257312161373"/></text:p>
      <text:p text:style-name="P45"><text:span text:style-name="T4">xxx</text:span><text:span text:style-name="T3"> </text:span></text:p>
      <text:p text:style-name="P20"><text:bookmark-end text:name="__DdeLink__1305_2271235780"/><text:bookmark text:name="__DdeLink__208_351425731292"/><text:bookmark text:name="__DdeLink__208_35142573129138"/></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853_516693368" text:style-name="Index_20_Link" text:visited-style-name="Index_20_Link">1. What is Hypervisor?<text:tab/>1</text:a></text:p>
          <text:p text:style-name="P60"><text:a xlink:type="simple" xlink:href="#__RefHeading___Toc1855_516693368" text:style-name="Index_20_Link" text:visited-style-name="Index_20_Link">2. What is virtualization?<text:tab/>1</text:a></text:p>
          <text:p text:style-name="P60"><text:a xlink:type="simple" xlink:href="#__RefHeading___Toc1857_516693368" text:style-name="Index_20_Link" text:visited-style-name="Index_20_Link">3. What is containerization?<text:tab/>1</text:a></text:p>
          <text:p text:style-name="P60"><text:a xlink:type="simple" xlink:href="#__RefHeading__327_17760726041" text:style-name="Index_20_Link" text:visited-style-name="Index_20_Link">4. Difference between virtualization and containerization?<text:tab/>1</text:a></text:p>
          <text:p text:style-name="P60"><text:a xlink:type="simple" xlink:href="#__RefHeading__327_1776072604" text:style-name="Index_20_Link" text:visited-style-name="Index_20_Link">5. What is Docker?<text:tab/>2</text:a></text:p>
          <text:p text:style-name="P60"><text:a xlink:type="simple" xlink:href="#__RefHeading___Toc1859_516693368" text:style-name="Index_20_Link" text:visited-style-name="Index_20_Link">6. What is Docker container?<text:tab/>2</text:a></text:p>
          <text:p text:style-name="P60"><text:a xlink:type="simple" xlink:href="#__RefHeading__331_17760726041712" text:style-name="Index_20_Link" text:visited-style-name="Index_20_Link">7. What is Docker image?<text:tab/>2</text:a></text:p>
          <text:p text:style-name="P60"><text:a xlink:type="simple" xlink:href="#__RefHeading__331_1776072604172" text:style-name="Index_20_Link" text:visited-style-name="Index_20_Link">8. What is Docker Hub?<text:tab/>2</text:a></text:p>
          <text:p text:style-name="P60"><text:a xlink:type="simple" xlink:href="#__RefHeading___Toc1861_516693368" text:style-name="Index_20_Link" text:visited-style-name="Index_20_Link">9. Explain the Docker Architecture?<text:tab/>2</text:a></text:p>
          <text:p text:style-name="P60"><text:a xlink:type="simple" xlink:href="#__RefHeading__331_1776072604171410" text:style-name="Index_20_Link" text:visited-style-name="Index_20_Link">10. What is a Dockerfile?<text:tab/>3</text:a></text:p>
          <text:p text:style-name="P60"><text:a xlink:type="simple" xlink:href="#__RefHeading__331_177607260417158" text:style-name="Index_20_Link" text:visited-style-name="Index_20_Link">11. Tell us something about Docker Compose?<text:tab/>3</text:a></text:p>
          <text:p text:style-name="P60"><text:a xlink:type="simple" xlink:href="#__RefHeading__331_177607260417161" text:style-name="Index_20_Link" text:visited-style-name="Index_20_Link">12. What is Docker Swarm?<text:tab/>3</text:a></text:p>
          <text:p text:style-name="P60"><text:a xlink:type="simple" xlink:href="#__RefHeading__331_177607260417171" text:style-name="Index_20_Link" text:visited-style-name="Index_20_Link">13. What is a Docker Namespace?<text:tab/>3</text:a></text:p>
          <text:p text:style-name="P60"><text:a xlink:type="simple" xlink:href="#__RefHeading__331_177607260417181" text:style-name="Index_20_Link" text:visited-style-name="Index_20_Link">14. What is the lifecycle of a Docker Container?<text:tab/>3</text:a></text:p>
          <text:p text:style-name="P60"><text:a xlink:type="simple" xlink:href="#__RefHeading__331_177607260417191" text:style-name="Index_20_Link" text:visited-style-name="Index_20_Link">15. What is Docker Machine?<text:tab/>3</text:a></text:p>
          <text:p text:style-name="P60"><text:a xlink:type="simple" xlink:href="#__RefHeading__331_1776072604173" text:style-name="Index_20_Link" text:visited-style-name="Index_20_Link">16. What are the advantages of using Docker container?<text:tab/>4</text:a></text:p>
          <text:p text:style-name="P60"><text:a xlink:type="simple" xlink:href="#__RefHeading__331_177607260417160" text:style-name="Index_20_Link" text:visited-style-name="Index_20_Link">17. What are the important features of Docker?<text:tab/>4</text:a></text:p>
          <text:p text:style-name="P60"><text:a xlink:type="simple" xlink:href="#__RefHeading__331_1776072604171110" text:style-name="Index_20_Link" text:visited-style-name="Index_20_Link">18. What are the main drawbacks of Docker?<text:tab/>4</text:a></text:p>
          <text:p text:style-name="P60"><text:a xlink:type="simple" xlink:href="#__RefHeading__331_1776072604171101" text:style-name="Index_20_Link" text:visited-style-name="Index_20_Link">19. How to check for Docker Client and Docker Server version?<text:tab/>4</text:a></text:p>
          <text:p text:style-name="P60"><text:a xlink:type="simple" xlink:href="#__RefHeading__331_1776072604171111" text:style-name="Index_20_Link" text:visited-style-name="Index_20_Link">20. How do you get the number of containers running, paused and stopped?<text:tab/>4</text:a></text:p>
          <text:p text:style-name="P60"><text:a xlink:type="simple" xlink:href="#__RefHeading__331_1776072604171121" text:style-name="Index_20_Link" text:visited-style-name="Index_20_Link">21. If you vaguely remember the command and you’d like to confirm it, how will you get help on that particular command?<text:tab/>4</text:a></text:p>
          <text:p text:style-name="P60"><text:a xlink:type="simple" xlink:href="#__RefHeading___Toc1863_516693368" text:style-name="Index_20_Link" text:visited-style-name="Index_20_Link">22. How to login into docker repository?<text:tab/>4</text:a></text:p>
          <text:p text:style-name="P60"><text:a xlink:type="simple" xlink:href="#__RefHeading__331_1776072604171411" text:style-name="Index_20_Link" text:visited-style-name="Index_20_Link">23. If you wish to use a base image and make modifications or personalize it, how do you do that?<text:tab/>5</text:a></text:p>
          <text:p text:style-name="P60"><text:a xlink:type="simple" xlink:href="#__RefHeading__331_177607260417159" text:style-name="Index_20_Link" text:visited-style-name="Index_20_Link">24. How do you create a docker container from an image?<text:tab/>5</text:a></text:p>
          <text:p text:style-name="P60"><text:a xlink:type="simple" xlink:href="#__RefHeading__331_177607260417162" text:style-name="Index_20_Link" text:visited-style-name="Index_20_Link">25. How do you list and check the status of all the running containers?<text:tab/>5</text:a></text:p>
          <text:p text:style-name="P60"><text:a xlink:type="simple" xlink:href="#__RefHeading___Toc1865_516693368" text:style-name="Index_20_Link" text:visited-style-name="Index_20_Link">26. Suppose you have 3 containers running and out of these, you wish to access one of them. How do you access a running container?<text:tab/>5</text:a></text:p>
          <text:p text:style-name="P60"><text:a xlink:type="simple" xlink:href="#__RefHeading__331_177607260417182" text:style-name="Index_20_Link" text:visited-style-name="Index_20_Link">27. How to start, stop and kill a container?<text:tab/>5</text:a></text:p>
          <text:p text:style-name="P60"><text:a xlink:type="simple" xlink:href="#__RefHeading__331_177607260417192" text:style-name="Index_20_Link" text:visited-style-name="Index_20_Link">28. Can you use a container, edit it, and update it? Also, how do you make it a new and store it on the local system?<text:tab/>5</text:a></text:p>
          <text:p text:style-name="P60"><text:a xlink:type="simple" xlink:href="#__RefHeading__331_1776072604171102" text:style-name="Index_20_Link" text:visited-style-name="Index_20_Link">29. Once you’ve worked with an image, how do you push it to docker hub??<text:tab/>5</text:a></text:p>
          <text:p text:style-name="P60"><text:a xlink:type="simple" xlink:href="#__RefHeading__331_1776072604171112" text:style-name="Index_20_Link" text:visited-style-name="Index_20_Link">30. How to delete a stopped container?<text:tab/>5</text:a></text:p>
          <text:p text:style-name="P60"><text:a xlink:type="simple" xlink:href="#__RefHeading__331_1776072604171122" text:style-name="Index_20_Link" text:visited-style-name="Index_20_Link">31. How to delete an image from the local storage system?<text:tab/>6</text:a></text:p>
          <text:p text:style-name="P60"><text:a xlink:type="simple" xlink:href="#__RefHeading__331_1776072604171131" text:style-name="Index_20_Link" text:visited-style-name="Index_20_Link">32. How to build a Dockerfile?<text:tab/>6</text:a></text:p>
          <text:p text:style-name="P60"><text:a xlink:type="simple" xlink:href="#__RefHeading__331_1776072604171141" text:style-name="Index_20_Link" text:visited-style-name="Index_20_Link">33. Do you know why docker system prune is used? What does it do?<text:tab/>6</text:a></text:p>
          <text:p text:style-name="P60"><text:a xlink:type="simple" xlink:href="#__RefHeading__331_1776072604171151" text:style-name="Index_20_Link" text:visited-style-name="Index_20_Link">34. Will you lose your data, when a docker container exists?<text:tab/>6</text:a></text:p>
          <text:p text:style-name="P60"><text:a xlink:type="simple" xlink:href="#__RefHeading__331_1776072604171161" text:style-name="Index_20_Link" text:visited-style-name="Index_20_Link">35. Where all do you think Docker is being used?<text:tab/>7</text:a></text:p>
          <text:p text:style-name="P60"><text:a xlink:type="simple" xlink:href="#__RefHeading__331_1776072604171171" text:style-name="Index_20_Link" text:visited-style-name="Index_20_Link">36. How is Docker different from other containerization methods?<text:tab/>7</text:a></text:p>
          <text:p text:style-name="P60"><text:a xlink:type="simple" xlink:href="#__RefHeading__331_1776072604171181" text:style-name="Index_20_Link" text:visited-style-name="Index_20_Link">37. Can I use JSON instead of YAML for my compose file in Docker?<text:tab/>7</text:a></text:p>
          <text:p text:style-name="P60"><text:a xlink:type="simple" xlink:href="#__RefHeading___Toc1867_516693368" text:style-name="Index_20_Link" text:visited-style-name="Index_20_Link">38. How far do Docker containers scale? Are there any requirements for the same?<text:tab/>7</text:a></text:p>
          <text:p text:style-name="P60"><text:a xlink:type="simple" xlink:href="#__RefHeading__331_1776072604171412" text:style-name="Index_20_Link" text:visited-style-name="Index_20_Link">39. What platforms does docker run on?<text:tab/>7</text:a></text:p>
          <text:p text:style-name="P60"><text:a xlink:type="simple" xlink:href="#__RefHeading__331_1776072604171510" text:style-name="Index_20_Link" text:visited-style-name="Index_20_Link">40. Can you remove a paused container from Docker?<text:tab/>8</text:a></text:p>
          <text:p text:style-name="P60"><text:a xlink:type="simple" xlink:href="#__RefHeading__331_177607260417163" text:style-name="Index_20_Link" text:visited-style-name="Index_20_Link">41. Can a container restart by itself?<text:tab/>8</text:a></text:p>
          <text:p text:style-name="P60"><text:a xlink:type="simple" xlink:href="#__RefHeading__331_177607260417173" text:style-name="Index_20_Link" text:visited-style-name="Index_20_Link">42. Is it better to directly remove the container using the rm command or stop the container followed by remove container?<text:tab/>8</text:a></text:p>
          <text:p text:style-name="P60"><text:a xlink:type="simple" xlink:href="#__RefHeading__331_177607260417183" text:style-name="Index_20_Link" text:visited-style-name="Index_20_Link">43. Will cloud overtake the use of Containerization?<text:tab/>8</text:a></text:p>
          <text:p text:style-name="P60"><text:a xlink:type="simple" xlink:href="#__RefHeading__331_177607260417193" text:style-name="Index_20_Link" text:visited-style-name="Index_20_Link">44. How many containers can run per host?<text:tab/>8</text:a></text:p>
          <text:p text:style-name="P60"><text:soft-page-break/><text:a xlink:type="simple" xlink:href="#__RefHeading__331_1776072604171103" text:style-name="Index_20_Link" text:visited-style-name="Index_20_Link">45. Is it a good practice to run stateful applications on Docker?<text:tab/>8</text:a></text:p>
          <text:p text:style-name="P60"><text:a xlink:type="simple" xlink:href="#__RefHeading__331_1776072604171113" text:style-name="Index_20_Link" text:visited-style-name="Index_20_Link">46. Suppose you have an application that has many dependant services. Will docker compose wait for the current container to be ready to move to the running of the next service?<text:tab/>9</text:a></text:p>
          <text:p text:style-name="P60"><text:a xlink:type="simple" xlink:href="#__RefHeading__331_1776072604171123" text:style-name="Index_20_Link" text:visited-style-name="Index_20_Link">47. How will you monitor Docker in production?<text:tab/>9</text:a></text:p>
          <text:p text:style-name="P60"><text:a xlink:type="simple" xlink:href="#__RefHeading__331_1776072604171132" text:style-name="Index_20_Link" text:visited-style-name="Index_20_Link">48. Is it a good practice to run Docker compose in production?<text:tab/>9</text:a></text:p>
          <text:p text:style-name="P60"><text:a xlink:type="simple" xlink:href="#__RefHeading__331_1776072604171142" text:style-name="Index_20_Link" text:visited-style-name="Index_20_Link">49. What changes are expected in your docker compose file while moving it to production?<text:tab/>9</text:a></text:p>
          <text:p text:style-name="P60"><text:a xlink:type="simple" xlink:href="#__RefHeading__331_1776072604171152" text:style-name="Index_20_Link" text:visited-style-name="Index_20_Link">50. Are you aware of load balancing across containers and hosts? How does it work?<text:tab/>9</text:a></text:p>
          <text:p text:style-name="P60"><text:a xlink:type="simple" xlink:href="#__RefHeading__331_1776072604171162" text:style-name="Index_20_Link" text:visited-style-name="Index_20_Link">51. yyy?<text:tab/>9</text:a></text:p>
          <text:p text:style-name="P60"><text:a xlink:type="simple" xlink:href="#__RefHeading__331_177607260417" text:style-name="Index_20_Link" text:visited-style-name="Index_20_Link">52. What are the advantages of using Docker container?<text:tab/>10</text:a></text:p>
          <text:p text:style-name="P60"><text:a xlink:type="simple" xlink:href="#__RefHeading__331_1776072604171" text:style-name="Index_20_Link" text:visited-style-name="Index_20_Link">53. What are the important features of Docker?<text:tab/>10</text:a></text:p>
          <text:p text:style-name="P60"><text:a xlink:type="simple" xlink:href="#__RefHeading__331_17760726041711" text:style-name="Index_20_Link" text:visited-style-name="Index_20_Link">54. What are the main drawbacks of Docker?<text:tab/>10</text:a></text:p>
          <text:p text:style-name="P60"><text:a xlink:type="simple" xlink:href="#__RefHeading__331_17760726041713" text:style-name="Index_20_Link" text:visited-style-name="Index_20_Link">55. yyy?<text:tab/>10</text:a></text:p>
          <text:p text:style-name="P60"><text:a xlink:type="simple" xlink:href="#__RefHeading__331_177607260417137" text:style-name="Index_20_Link" text:visited-style-name="Index_20_Link">56. yyy?<text:tab/>10</text:a></text:p>
        </text:index-body>
      </text:table-of-content>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6c995"/>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Docker</text:span><text:span text:style-name="MT1"> ---<text:tab/><text:tab/></text:span><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2-11T13:22:21.153141980</dc:date>
    <meta:editing-duration>PT4H51M27S</meta:editing-duration>
    <meta:editing-cycles>91</meta:editing-cycles>
    <meta:generator>LibreOffice/6.4.6.2$Linux_X86_64 LibreOffice_project/40$Build-2</meta:generator>
    <meta:print-date>2020-11-26T17:25:07.710521361</meta:print-date>
    <meta:document-statistic meta:table-count="0" meta:image-count="0" meta:object-count="0" meta:page-count="14" meta:paragraph-count="306" meta:word-count="3614" meta:character-count="22035" meta:non-whitespace-character-count="18287"/>
  </office:meta>
</office:document-meta>
</file>